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7.5in"/>
    </style:style>
    <style:style style:name="Table1.1" style:family="table-row">
      <style:table-row-properties fo:keep-together="auto"/>
    </style:style>
    <style:style style:name="Table1.A1" style:family="table-cell">
      <style:table-cell-properties style:vertical-align="" fo:background-color="#d9d9d9" fo:padding="0.0694in" fo:border="1pt solid #000000">
        <style:background-image/>
      </style:table-cell-properties>
    </style:style>
    <style:style style:name="Table2" style:family="table">
      <style:table-properties style:width="7.5in" fo:margin-left="0in" fo:margin-top="0in" fo:margin-bottom="0in" fo:break-before="auto" fo:break-after="auto"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3" style:family="table">
      <style:table-properties style:width="7.5in" fo:margin-left="0in" fo:margin-top="0in" fo:margin-bottom="0in" table:align="left"/>
    </style:style>
    <style:style style:name="Table3.A" style:family="table-column">
      <style:table-column-properties style:column-width="7.5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4" style:family="table">
      <style:table-properties style:width="7.5in" fo:margin-left="0in" fo:margin-top="0in" fo:margin-bottom="0in" table:align="left"/>
    </style:style>
    <style:style style:name="Table4.A" style:family="table-column">
      <style:table-column-properties style:column-width="7.5in"/>
    </style:style>
    <style:style style:name="Table4.1" style:family="table-row">
      <style:table-row-properties fo:keep-together="auto"/>
    </style:style>
    <style:style style:name="Table4.A1" style:family="table-cell">
      <style:table-cell-properties style:vertical-align="" fo:background-color="#d9d9d9" fo:padding="0.0694in" fo:border="1pt solid #000000">
        <style:background-image/>
      </style:table-cell-properties>
    </style:style>
    <style:style style:name="Table5" style:family="table">
      <style:table-properties style:width="7.5in" fo:margin-left="0in" fo:margin-top="0in" fo:margin-bottom="0in" table:align="left"/>
    </style:style>
    <style:style style:name="Table5.A" style:family="table-column">
      <style:table-column-properties style:column-width="7.5in"/>
    </style:style>
    <style:style style:name="Table5.1" style:family="table-row">
      <style:table-row-properties fo:keep-together="auto"/>
    </style:style>
    <style:style style:name="Table5.A1" style:family="table-cell">
      <style:table-cell-properties style:vertical-align="" fo:background-color="#d9d9d9" fo:padding="0.0694in" fo:border="1pt solid #000000">
        <style:background-image/>
      </style:table-cell-properties>
    </style:style>
    <style:style style:name="Table6" style:family="table">
      <style:table-properties style:width="7.5in" fo:margin-left="0in" fo:margin-top="0in" fo:margin-bottom="0in" table:align="left"/>
    </style:style>
    <style:style style:name="Table6.A" style:family="table-column">
      <style:table-column-properties style:column-width="7.5in"/>
    </style:style>
    <style:style style:name="Table6.1" style:family="table-row">
      <style:table-row-properties fo:keep-together="auto"/>
    </style:style>
    <style:style style:name="Table6.A1" style:family="table-cell">
      <style:table-cell-properties style:vertical-align="" fo:background-color="#d9d9d9" fo:padding="0.0694in" fo:border="1pt solid #000000">
        <style:background-image/>
      </style:table-cell-properties>
    </style:style>
    <style:style style:name="Table7" style:family="table">
      <style:table-properties style:width="7.5104in" fo:margin-left="-0.0104in" fo:margin-top="0in" fo:margin-bottom="0in" table:align="left"/>
    </style:style>
    <style:style style:name="Table7.A" style:family="table-column">
      <style:table-column-properties style:column-width="7.5104in"/>
    </style:style>
    <style:style style:name="Table7.1" style:family="table-row">
      <style:table-row-properties fo:keep-together="auto"/>
    </style:style>
    <style:style style:name="Table7.A1" style:family="table-cell">
      <style:table-cell-properties style:vertical-align="" fo:background-color="#d9d9d9" fo:padding="0.0694in" fo:border="1pt solid #000000">
        <style:background-image/>
      </style:table-cell-properties>
    </style:style>
    <style:style style:name="Table8" style:family="table">
      <style:table-properties style:width="7.5in" fo:margin-left="0in" fo:margin-top="0in" fo:margin-bottom="0in" table:align="left"/>
    </style:style>
    <style:style style:name="Table8.A" style:family="table-column">
      <style:table-column-properties style:column-width="7.5in"/>
    </style:style>
    <style:style style:name="Table8.1" style:family="table-row">
      <style:table-row-properties fo:keep-together="auto"/>
    </style:style>
    <style:style style:name="Table8.A1" style:family="table-cell">
      <style:table-cell-properties style:vertical-align="" fo:background-color="#d9d9d9" fo:padding="0.0694in" fo:border="1pt solid #000000">
        <style:background-image/>
      </style:table-cell-properties>
    </style:style>
    <style:style style:name="Table9" style:family="table">
      <style:table-properties style:width="7.5in" fo:margin-left="0in" fo:margin-top="0in" fo:margin-bottom="0in" table:align="left"/>
    </style:style>
    <style:style style:name="Table9.A" style:family="table-column">
      <style:table-column-properties style:column-width="7.5in"/>
    </style:style>
    <style:style style:name="Table9.1" style:family="table-row">
      <style:table-row-properties fo:keep-together="auto"/>
    </style:style>
    <style:style style:name="Table9.A1" style:family="table-cell">
      <style:table-cell-properties style:vertical-align="" fo:background-color="#d9d9d9" fo:padding="0.0694in" fo:border="1pt solid #000000">
        <style:background-image/>
      </style:table-cell-properties>
    </style:style>
    <style:style style:name="Table10" style:family="table">
      <style:table-properties style:width="7.5in" fo:margin-left="0in" fo:margin-top="0in" fo:margin-bottom="0in" table:align="left"/>
    </style:style>
    <style:style style:name="Table10.A" style:family="table-column">
      <style:table-column-properties style:column-width="7.5in"/>
    </style:style>
    <style:style style:name="Table10.1" style:family="table-row">
      <style:table-row-properties fo:keep-together="auto"/>
    </style:style>
    <style:style style:name="Table10.A1" style:family="table-cell">
      <style:table-cell-properties style:vertical-align="" fo:background-color="#d9d9d9" fo:padding="0.0694in" fo:border="1pt solid #000000">
        <style:background-image/>
      </style:table-cell-properties>
    </style:style>
    <style:style style:name="Table11" style:family="table">
      <style:table-properties style:width="7.5in" fo:margin-left="0in" fo:margin-top="0in" fo:margin-bottom="0in" table:align="left"/>
    </style:style>
    <style:style style:name="Table11.A" style:family="table-column">
      <style:table-column-properties style:column-width="7.5in"/>
    </style:style>
    <style:style style:name="Table11.1" style:family="table-row">
      <style:table-row-properties style:min-row-height="6.9792in" fo:keep-together="auto"/>
    </style:style>
    <style:style style:name="Table11.A1" style:family="table-cell">
      <style:table-cell-properties style:vertical-align="" fo:background-color="#d9d9d9" fo:padding="0.0694in" fo:border="1pt solid #000000">
        <style:background-image/>
      </style:table-cell-properties>
    </style:style>
    <style:style style:name="Table12" style:family="table">
      <style:table-properties style:width="7.5in" fo:margin-left="0in" fo:margin-top="0in" fo:margin-bottom="0in" table:align="left"/>
    </style:style>
    <style:style style:name="Table12.A" style:family="table-column">
      <style:table-column-properties style:column-width="7.5in"/>
    </style:style>
    <style:style style:name="Table12.1" style:family="table-row">
      <style:table-row-properties fo:keep-together="auto"/>
    </style:style>
    <style:style style:name="Table12.A1" style:family="table-cell">
      <style:table-cell-properties style:vertical-align="" fo:background-color="#d9d9d9" fo:padding="0.0694in" fo:border="1pt solid #000000">
        <style:background-image/>
      </style:table-cell-properties>
    </style:style>
    <style:style style:name="Table13" style:family="table">
      <style:table-properties style:width="7.5in" fo:margin-left="0in" fo:margin-top="0in" fo:margin-bottom="0in" table:align="left"/>
    </style:style>
    <style:style style:name="Table13.A" style:family="table-column">
      <style:table-column-properties style:column-width="7.5in"/>
    </style:style>
    <style:style style:name="Table13.1" style:family="table-row">
      <style:table-row-properties fo:keep-together="auto"/>
    </style:style>
    <style:style style:name="Table13.A1" style:family="table-cell">
      <style:table-cell-properties style:vertical-align="" fo:background-color="#d9d9d9" fo:padding="0.0694in" fo:border="1pt solid #000000">
        <style:background-image/>
      </style:table-cell-properties>
    </style:style>
    <style:style style:name="Table14" style:family="table">
      <style:table-properties style:width="7.5in" fo:margin-left="0in" fo:margin-top="0in" fo:margin-bottom="0in" table:align="left"/>
    </style:style>
    <style:style style:name="Table14.A" style:family="table-column">
      <style:table-column-properties style:column-width="7.5in"/>
    </style:style>
    <style:style style:name="Table14.1" style:family="table-row">
      <style:table-row-properties fo:keep-together="auto"/>
    </style:style>
    <style:style style:name="Table14.A1" style:family="table-cell">
      <style:table-cell-properties style:vertical-align="" fo:background-color="#d9d9d9" fo:padding="0.0694in" fo:border="1pt solid #000000">
        <style:background-image/>
      </style:table-cell-properties>
    </style:style>
    <style:style style:name="Table15" style:family="table">
      <style:table-properties style:width="7.5in" fo:margin-left="0in" fo:margin-top="0in" fo:margin-bottom="0in" table:align="left"/>
    </style:style>
    <style:style style:name="Table15.A" style:family="table-column">
      <style:table-column-properties style:column-width="7.5in"/>
    </style:style>
    <style:style style:name="Table15.1" style:family="table-row">
      <style:table-row-properties fo:keep-together="auto"/>
    </style:style>
    <style:style style:name="Table15.A1" style:family="table-cell">
      <style:table-cell-properties style:vertical-align="" fo:background-color="#d9d9d9" fo:padding="0.0694in" fo:border="1pt solid #000000">
        <style:background-image/>
      </style:table-cell-properties>
    </style:style>
    <style:style style:name="Table16" style:family="table">
      <style:table-properties style:width="7.5in" fo:margin-left="0in" fo:margin-top="0in" fo:margin-bottom="0in" table:align="left"/>
    </style:style>
    <style:style style:name="Table16.A" style:family="table-column">
      <style:table-column-properties style:column-width="7.5in"/>
    </style:style>
    <style:style style:name="Table16.1" style:family="table-row">
      <style:table-row-properties fo:keep-together="auto"/>
    </style:style>
    <style:style style:name="Table16.A1" style:family="table-cell">
      <style:table-cell-properties style:vertical-align="" fo:background-color="#d9d9d9" fo:padding="0.0694in" fo:border="1pt solid #000000">
        <style:background-image/>
      </style:table-cell-properties>
    </style:style>
    <style:style style:name="Table17" style:family="table">
      <style:table-properties style:width="7.5in" fo:margin-left="0in" fo:margin-top="0in" fo:margin-bottom="0in" table:align="left"/>
    </style:style>
    <style:style style:name="Table17.A" style:family="table-column">
      <style:table-column-properties style:column-width="7.5in"/>
    </style:style>
    <style:style style:name="Table17.1" style:family="table-row">
      <style:table-row-properties fo:keep-together="auto"/>
    </style:style>
    <style:style style:name="Table17.A1" style:family="table-cell">
      <style:table-cell-properties style:vertical-align="" fo:background-color="#d9d9d9" fo:padding="0.0694in" fo:border="1pt solid #000000">
        <style:background-image/>
      </style:table-cell-properties>
    </style:style>
    <style:style style:name="Table18" style:family="table">
      <style:table-properties style:width="7.5in" fo:margin-left="0in" fo:margin-top="0in" fo:margin-bottom="0in" table:align="left"/>
    </style:style>
    <style:style style:name="Table18.A" style:family="table-column">
      <style:table-column-properties style:column-width="7.5in"/>
    </style:style>
    <style:style style:name="Table18.1" style:family="table-row">
      <style:table-row-properties fo:keep-together="auto"/>
    </style:style>
    <style:style style:name="Table18.A1" style:family="table-cell">
      <style:table-cell-properties style:vertical-align="" fo:background-color="#d9d9d9" fo:padding="0.0694in" fo:border="1pt solid #000000">
        <style:background-image/>
      </style:table-cell-properties>
    </style:style>
    <style:style style:name="Table19" style:family="table">
      <style:table-properties style:width="7.5in" fo:margin-left="0in" fo:margin-top="0in" fo:margin-bottom="0in" table:align="left"/>
    </style:style>
    <style:style style:name="Table19.A" style:family="table-column">
      <style:table-column-properties style:column-width="7.5in"/>
    </style:style>
    <style:style style:name="Table19.1" style:family="table-row">
      <style:table-row-properties fo:keep-together="auto"/>
    </style:style>
    <style:style style:name="Table19.A1" style:family="table-cell">
      <style:table-cell-properties style:vertical-align="" fo:background-color="#d9d9d9" fo:padding="0.0694in" fo:border="1pt solid #000000">
        <style:background-image/>
      </style:table-cell-properties>
    </style:style>
    <style:style style:name="Table20" style:family="table">
      <style:table-properties style:width="7.5in" fo:margin-left="0in" fo:margin-top="0in" fo:margin-bottom="0in" table:align="left"/>
    </style:style>
    <style:style style:name="Table20.A" style:family="table-column">
      <style:table-column-properties style:column-width="7.5in"/>
    </style:style>
    <style:style style:name="Table20.1" style:family="table-row">
      <style:table-row-properties fo:keep-together="auto"/>
    </style:style>
    <style:style style:name="Table20.A1" style:family="table-cell">
      <style:table-cell-properties style:vertical-align="" fo:background-color="#d9d9d9" fo:padding="0.0694in" fo:border="1pt solid #000000">
        <style:background-image/>
      </style:table-cell-properties>
    </style:style>
    <style:style style:name="Table21" style:family="table">
      <style:table-properties style:width="7.5in" fo:margin-left="0in" fo:margin-top="0in" fo:margin-bottom="0in" table:align="left"/>
    </style:style>
    <style:style style:name="Table21.A" style:family="table-column">
      <style:table-column-properties style:column-width="7.5in"/>
    </style:style>
    <style:style style:name="Table21.1" style:family="table-row">
      <style:table-row-properties fo:keep-together="auto"/>
    </style:style>
    <style:style style:name="Table21.A1" style:family="table-cell">
      <style:table-cell-properties style:vertical-align="" fo:background-color="#d9d9d9" fo:padding="0.0694in" fo:border="1pt solid #000000">
        <style:background-image/>
      </style:table-cell-properties>
    </style:style>
    <style:style style:name="Table22" style:family="table">
      <style:table-properties style:width="7.5in" fo:margin-left="0in" fo:margin-top="0in" fo:margin-bottom="0in" table:align="left"/>
    </style:style>
    <style:style style:name="Table22.A" style:family="table-column">
      <style:table-column-properties style:column-width="7.5in"/>
    </style:style>
    <style:style style:name="Table22.1" style:family="table-row">
      <style:table-row-properties fo:keep-together="auto"/>
    </style:style>
    <style:style style:name="Table22.A1" style:family="table-cell">
      <style:table-cell-properties style:vertical-align="" fo:background-color="#d9d9d9" fo:padding="0.0694in" fo:border="1pt solid #000000">
        <style:background-image/>
      </style:table-cell-properties>
    </style:style>
    <style:style style:name="Table23" style:family="table">
      <style:table-properties style:width="7.5in" fo:margin-left="0in" fo:margin-top="0in" fo:margin-bottom="0in" table:align="left"/>
    </style:style>
    <style:style style:name="Table23.A" style:family="table-column">
      <style:table-column-properties style:column-width="7.5in"/>
    </style:style>
    <style:style style:name="Table23.1" style:family="table-row">
      <style:table-row-properties fo:keep-together="auto"/>
    </style:style>
    <style:style style:name="Table23.A1" style:family="table-cell">
      <style:table-cell-properties style:vertical-align="" fo:background-color="#d9d9d9" fo:padding="0.0694in" fo:border="1pt solid #000000">
        <style:background-image/>
      </style:table-cell-properties>
    </style:style>
    <style:style style:name="Table24" style:family="table">
      <style:table-properties style:width="7.5in" fo:margin-left="0in" fo:margin-top="0in" fo:margin-bottom="0in" table:align="left"/>
    </style:style>
    <style:style style:name="Table24.A" style:family="table-column">
      <style:table-column-properties style:column-width="7.5in"/>
    </style:style>
    <style:style style:name="Table24.1" style:family="table-row">
      <style:table-row-properties fo:keep-together="auto"/>
    </style:style>
    <style:style style:name="Table24.A1" style:family="table-cell">
      <style:table-cell-properties style:vertical-align="" fo:background-color="#d9d9d9" fo:padding="0.0694in" fo:border="1pt solid #000000">
        <style:background-image/>
      </style:table-cell-properties>
    </style:style>
    <style:style style:name="Table25" style:family="table">
      <style:table-properties style:width="7.5in" fo:margin-left="0in" fo:margin-top="0in" fo:margin-bottom="0in" table:align="left"/>
    </style:style>
    <style:style style:name="Table25.A" style:family="table-column">
      <style:table-column-properties style:column-width="7.5in"/>
    </style:style>
    <style:style style:name="Table25.1" style:family="table-row">
      <style:table-row-properties fo:keep-together="auto"/>
    </style:style>
    <style:style style:name="Table25.A1" style:family="table-cell">
      <style:table-cell-properties style:vertical-align="" fo:background-color="#d9d9d9" fo:padding="0.0694in" fo:border="1pt solid #000000">
        <style:background-image/>
      </style:table-cell-properties>
    </style:style>
    <style:style style:name="Table26" style:family="table">
      <style:table-properties style:width="7.5in" fo:margin-left="0in" fo:margin-top="0in" fo:margin-bottom="0in" table:align="left"/>
    </style:style>
    <style:style style:name="Table26.A" style:family="table-column">
      <style:table-column-properties style:column-width="7.5in"/>
    </style:style>
    <style:style style:name="Table26.1" style:family="table-row">
      <style:table-row-properties fo:keep-together="auto"/>
    </style:style>
    <style:style style:name="Table26.A1" style:family="table-cell">
      <style:table-cell-properties style:vertical-align="" fo:background-color="#d9d9d9" fo:padding="0.0694in" fo:border="1pt solid #000000">
        <style:background-image/>
      </style:table-cell-properties>
    </style:style>
    <style:style style:name="Table27" style:family="table">
      <style:table-properties style:width="7.5in" fo:margin-left="0in" fo:margin-top="0in" fo:margin-bottom="0in" table:align="left"/>
    </style:style>
    <style:style style:name="Table27.A" style:family="table-column">
      <style:table-column-properties style:column-width="7.5in"/>
    </style:style>
    <style:style style:name="Table27.1" style:family="table-row">
      <style:table-row-properties fo:keep-together="auto"/>
    </style:style>
    <style:style style:name="Table27.A1" style:family="table-cell">
      <style:table-cell-properties style:vertical-align="" fo:background-color="#d9d9d9" fo:padding="0.0694in" fo:border="1pt solid #000000">
        <style:background-image/>
      </style:table-cell-properties>
    </style:style>
    <style:style style:name="Table28" style:family="table">
      <style:table-properties style:width="7.5in" fo:margin-left="0in" fo:margin-top="0in" fo:margin-bottom="0in" table:align="left"/>
    </style:style>
    <style:style style:name="Table28.A" style:family="table-column">
      <style:table-column-properties style:column-width="7.5in"/>
    </style:style>
    <style:style style:name="Table28.1" style:family="table-row">
      <style:table-row-properties fo:keep-together="auto"/>
    </style:style>
    <style:style style:name="Table28.A1" style:family="table-cell">
      <style:table-cell-properties style:vertical-align="" fo:background-color="#d9d9d9" fo:padding="0.0694in" fo:border="1pt solid #000000">
        <style:background-image/>
      </style:table-cell-properties>
    </style:style>
    <style:style style:name="Table29" style:family="table">
      <style:table-properties style:width="7.5in" fo:margin-left="0in" fo:margin-top="0in" fo:margin-bottom="0in" table:align="left"/>
    </style:style>
    <style:style style:name="Table29.A" style:family="table-column">
      <style:table-column-properties style:column-width="7.5in"/>
    </style:style>
    <style:style style:name="Table29.1" style:family="table-row">
      <style:table-row-properties fo:keep-together="auto"/>
    </style:style>
    <style:style style:name="Table29.A1" style:family="table-cell">
      <style:table-cell-properties style:vertical-align="" fo:background-color="#d9d9d9" fo:padding="0.0694in" fo:border="1pt solid #000000">
        <style:background-image/>
      </style:table-cell-properties>
    </style:style>
    <style:style style:name="Table30" style:family="table">
      <style:table-properties style:width="7.5in" fo:margin-left="0in" fo:margin-top="0in" fo:margin-bottom="0in" table:align="left"/>
    </style:style>
    <style:style style:name="Table30.A" style:family="table-column">
      <style:table-column-properties style:column-width="7.5in"/>
    </style:style>
    <style:style style:name="Table30.1" style:family="table-row">
      <style:table-row-properties fo:keep-together="auto"/>
    </style:style>
    <style:style style:name="Table30.A1" style:family="table-cell">
      <style:table-cell-properties style:vertical-align="" fo:background-color="#d9d9d9" fo:padding="0.0694in" fo:border="1pt solid #000000">
        <style:background-image/>
      </style:table-cell-properties>
    </style:style>
    <style:style style:name="Table31" style:family="table">
      <style:table-properties style:width="7.5in" fo:margin-left="0in" fo:margin-top="0in" fo:margin-bottom="0in" table:align="left"/>
    </style:style>
    <style:style style:name="Table31.A" style:family="table-column">
      <style:table-column-properties style:column-width="7.5in"/>
    </style:style>
    <style:style style:name="Table31.1" style:family="table-row">
      <style:table-row-properties fo:keep-together="auto"/>
    </style:style>
    <style:style style:name="Table31.A1" style:family="table-cell">
      <style:table-cell-properties style:vertical-align="" fo:background-color="#d9d9d9" fo:padding="0.0694in" fo:border="1pt solid #000000">
        <style:background-image/>
      </style:table-cell-properties>
    </style:style>
    <style:style style:name="Table32" style:family="table">
      <style:table-properties style:width="7.5in" fo:margin-left="0in" fo:margin-top="0in" fo:margin-bottom="0in" table:align="left"/>
    </style:style>
    <style:style style:name="Table32.A" style:family="table-column">
      <style:table-column-properties style:column-width="7.5in"/>
    </style:style>
    <style:style style:name="Table32.1" style:family="table-row">
      <style:table-row-properties fo:keep-together="auto"/>
    </style:style>
    <style:style style:name="Table32.A1" style:family="table-cell">
      <style:table-cell-properties style:vertical-align="" fo:background-color="#d9d9d9" fo:padding="0.0694in" fo:border="1pt solid #000000">
        <style:background-image/>
      </style:table-cell-properties>
    </style:style>
    <style:style style:name="Table33" style:family="table">
      <style:table-properties style:width="7.5in" fo:margin-left="0in" fo:margin-top="0in" fo:margin-bottom="0in" table:align="left"/>
    </style:style>
    <style:style style:name="Table33.A" style:family="table-column">
      <style:table-column-properties style:column-width="7.5in"/>
    </style:style>
    <style:style style:name="Table33.1" style:family="table-row">
      <style:table-row-properties fo:keep-together="auto"/>
    </style:style>
    <style:style style:name="Table33.A1" style:family="table-cell">
      <style:table-cell-properties style:vertical-align="" fo:background-color="#d9d9d9" fo:padding="0.0694in" fo:border="1pt solid #000000">
        <style:background-image/>
      </style:table-cell-properties>
    </style:style>
    <style:style style:name="Table34" style:family="table">
      <style:table-properties style:width="7.5in" fo:margin-left="0in" fo:margin-top="0in" fo:margin-bottom="0in" table:align="left"/>
    </style:style>
    <style:style style:name="Table34.A" style:family="table-column">
      <style:table-column-properties style:column-width="7.5in"/>
    </style:style>
    <style:style style:name="Table34.1" style:family="table-row">
      <style:table-row-properties fo:keep-together="auto"/>
    </style:style>
    <style:style style:name="Table34.A1" style:family="table-cell">
      <style:table-cell-properties style:vertical-align="" fo:background-color="#d9d9d9" fo:padding="0.0694in" fo:border="1pt solid #000000">
        <style:background-image/>
      </style:table-cell-properties>
    </style:style>
    <style:style style:name="Table35" style:family="table">
      <style:table-properties style:width="7.5in" fo:margin-left="0in" fo:margin-top="0in" fo:margin-bottom="0in" table:align="left"/>
    </style:style>
    <style:style style:name="Table35.A" style:family="table-column">
      <style:table-column-properties style:column-width="7.5in"/>
    </style:style>
    <style:style style:name="Table35.1" style:family="table-row">
      <style:table-row-properties fo:keep-together="auto"/>
    </style:style>
    <style:style style:name="Table35.A1" style:family="table-cell">
      <style:table-cell-properties style:vertical-align="" fo:background-color="#d9d9d9" fo:padding="0.0694in" fo:border="1pt solid #000000">
        <style:background-image/>
      </style:table-cell-properties>
    </style:style>
    <style:style style:name="Table36" style:family="table">
      <style:table-properties style:width="7.5in" fo:margin-left="0in" fo:margin-top="0in" fo:margin-bottom="0in" table:align="left"/>
    </style:style>
    <style:style style:name="Table36.A" style:family="table-column">
      <style:table-column-properties style:column-width="7.5in"/>
    </style:style>
    <style:style style:name="Table36.1" style:family="table-row">
      <style:table-row-properties fo:keep-together="auto"/>
    </style:style>
    <style:style style:name="Table36.A1" style:family="table-cell">
      <style:table-cell-properties style:vertical-align="" fo:background-color="#d9d9d9" fo:padding="0.0694in" fo:border="1pt solid #000000">
        <style:background-image/>
      </style:table-cell-properties>
    </style:style>
    <style:style style:name="Table37" style:family="table">
      <style:table-properties style:width="7.5in" fo:margin-left="0in" fo:margin-top="0in" fo:margin-bottom="0in" table:align="left"/>
    </style:style>
    <style:style style:name="Table37.A" style:family="table-column">
      <style:table-column-properties style:column-width="7.5in"/>
    </style:style>
    <style:style style:name="Table37.1" style:family="table-row">
      <style:table-row-properties fo:keep-together="auto"/>
    </style:style>
    <style:style style:name="Table37.A1" style:family="table-cell">
      <style:table-cell-properties style:vertical-align="" fo:background-color="#d9d9d9" fo:padding="0.0694in" fo:border="1pt solid #000000">
        <style:background-image/>
      </style:table-cell-properties>
    </style:style>
    <style:style style:name="Table38" style:family="table">
      <style:table-properties style:width="7.5in" fo:margin-left="0in" fo:margin-top="0in" fo:margin-bottom="0in" table:align="left"/>
    </style:style>
    <style:style style:name="Table38.A" style:family="table-column">
      <style:table-column-properties style:column-width="7.5in"/>
    </style:style>
    <style:style style:name="Table38.1" style:family="table-row">
      <style:table-row-properties fo:keep-together="auto"/>
    </style:style>
    <style:style style:name="Table38.A1" style:family="table-cell">
      <style:table-cell-properties style:vertical-align="" fo:background-color="#d9d9d9" fo:padding="0.0694in" fo:border="1pt solid #000000">
        <style:background-image/>
      </style:table-cell-properties>
    </style:style>
    <style:style style:name="Table39" style:family="table">
      <style:table-properties style:width="7.5in" fo:margin-left="0in" fo:margin-top="0in" fo:margin-bottom="0in" table:align="left"/>
    </style:style>
    <style:style style:name="Table39.A" style:family="table-column">
      <style:table-column-properties style:column-width="7.5in"/>
    </style:style>
    <style:style style:name="Table39.1" style:family="table-row">
      <style:table-row-properties fo:keep-together="auto"/>
    </style:style>
    <style:style style:name="Table39.A1" style:family="table-cell">
      <style:table-cell-properties style:vertical-align="" fo:background-color="#d9d9d9" fo:padding="0.0694in" fo:border="1pt solid #000000">
        <style:background-image/>
      </style:table-cell-properties>
    </style:style>
    <style:style style:name="Table40" style:family="table">
      <style:table-properties style:width="7.5in" fo:margin-left="0in" fo:margin-top="0in" fo:margin-bottom="0in" table:align="left"/>
    </style:style>
    <style:style style:name="Table40.A" style:family="table-column">
      <style:table-column-properties style:column-width="7.5in"/>
    </style:style>
    <style:style style:name="Table40.1" style:family="table-row">
      <style:table-row-properties fo:keep-together="auto"/>
    </style:style>
    <style:style style:name="Table40.A1" style:family="table-cell">
      <style:table-cell-properties style:vertical-align="" fo:background-color="#d9d9d9" fo:padding="0.0694in" fo:border="1pt solid #000000">
        <style:background-image/>
      </style:table-cell-properties>
    </style:style>
    <style:style style:name="Table41" style:family="table">
      <style:table-properties style:width="7.5in" fo:margin-left="0in" fo:margin-top="0in" fo:margin-bottom="0in" table:align="left"/>
    </style:style>
    <style:style style:name="Table41.A" style:family="table-column">
      <style:table-column-properties style:column-width="7.5in"/>
    </style:style>
    <style:style style:name="Table41.1" style:family="table-row">
      <style:table-row-properties fo:keep-together="auto"/>
    </style:style>
    <style:style style:name="Table41.A1" style:family="table-cell">
      <style:table-cell-properties style:vertical-align="" fo:background-color="#d9d9d9" fo:padding="0.0694in" fo:border="1pt solid #000000">
        <style:background-image/>
      </style:table-cell-properties>
    </style:style>
    <style:style style:name="Table42" style:family="table">
      <style:table-properties style:width="7.5in" fo:margin-left="0in" fo:margin-top="0in" fo:margin-bottom="0in" table:align="left"/>
    </style:style>
    <style:style style:name="Table42.A" style:family="table-column">
      <style:table-column-properties style:column-width="7.5in"/>
    </style:style>
    <style:style style:name="Table42.1" style:family="table-row">
      <style:table-row-properties fo:keep-together="auto"/>
    </style:style>
    <style:style style:name="Table42.A1" style:family="table-cell">
      <style:table-cell-properties style:vertical-align="" fo:background-color="#d9d9d9" fo:padding="0.0694in" fo:border="1pt solid #000000">
        <style:background-image/>
      </style:table-cell-properties>
    </style:style>
    <style:style style:name="Table43" style:family="table">
      <style:table-properties style:width="7.5in" fo:margin-left="0in" fo:margin-top="0in" fo:margin-bottom="0in" table:align="left"/>
    </style:style>
    <style:style style:name="Table43.A" style:family="table-column">
      <style:table-column-properties style:column-width="7.5in"/>
    </style:style>
    <style:style style:name="Table43.1" style:family="table-row">
      <style:table-row-properties fo:keep-together="auto"/>
    </style:style>
    <style:style style:name="Table43.A1" style:family="table-cell">
      <style:table-cell-properties style:vertical-align="" fo:background-color="#d9d9d9" fo:padding="0.0694in" fo:border="1pt solid #000000">
        <style:background-image/>
      </style:table-cell-properties>
    </style:style>
    <style:style style:name="Table44" style:family="table">
      <style:table-properties style:width="7.5in" fo:margin-left="0in" fo:margin-top="0in" fo:margin-bottom="0in" table:align="left"/>
    </style:style>
    <style:style style:name="Table44.A" style:family="table-column">
      <style:table-column-properties style:column-width="7.5in"/>
    </style:style>
    <style:style style:name="Table44.1" style:family="table-row">
      <style:table-row-properties fo:keep-together="auto"/>
    </style:style>
    <style:style style:name="Table44.A1" style:family="table-cell">
      <style:table-cell-properties style:vertical-align="" fo:background-color="#d9d9d9" fo:padding="0.0694in" fo:border="1pt solid #000000">
        <style:background-image/>
      </style:table-cell-properties>
    </style:style>
    <style:style style:name="Table45" style:family="table">
      <style:table-properties style:width="7.5in" fo:margin-left="0in" fo:margin-top="0in" fo:margin-bottom="0in" table:align="left"/>
    </style:style>
    <style:style style:name="Table45.A" style:family="table-column">
      <style:table-column-properties style:column-width="7.5in"/>
    </style:style>
    <style:style style:name="Table45.1" style:family="table-row">
      <style:table-row-properties fo:keep-together="auto"/>
    </style:style>
    <style:style style:name="Table45.A1" style:family="table-cell">
      <style:table-cell-properties style:vertical-align="" fo:background-color="#d9d9d9" fo:padding="0.0694in" fo:border="1pt solid #000000">
        <style:background-image/>
      </style:table-cell-properties>
    </style:style>
    <style:style style:name="Table46" style:family="table">
      <style:table-properties style:width="7.5in" fo:margin-left="0in" fo:margin-top="0in" fo:margin-bottom="0in" table:align="left"/>
    </style:style>
    <style:style style:name="Table46.A" style:family="table-column">
      <style:table-column-properties style:column-width="7.5in"/>
    </style:style>
    <style:style style:name="Table46.1" style:family="table-row">
      <style:table-row-properties fo:keep-together="auto"/>
    </style:style>
    <style:style style:name="Table46.A1" style:family="table-cell">
      <style:table-cell-properties style:vertical-align="" fo:background-color="#d9d9d9" fo:padding="0.0694in" fo:border="1pt solid #000000">
        <style:background-image/>
      </style:table-cell-properties>
    </style:style>
    <style:style style:name="Table47" style:family="table">
      <style:table-properties style:width="7.5in" fo:margin-left="0in" fo:margin-top="0in" fo:margin-bottom="0in" table:align="left"/>
    </style:style>
    <style:style style:name="Table47.A" style:family="table-column">
      <style:table-column-properties style:column-width="7.5in"/>
    </style:style>
    <style:style style:name="Table47.1" style:family="table-row">
      <style:table-row-properties fo:keep-together="auto"/>
    </style:style>
    <style:style style:name="Table47.A1" style:family="table-cell">
      <style:table-cell-properties style:vertical-align="" fo:background-color="#d9d9d9" fo:padding="0.0694in" fo:border="1pt solid #000000">
        <style:background-image/>
      </style:table-cell-properties>
    </style:style>
    <style:style style:name="Table48" style:family="table">
      <style:table-properties style:width="7.5in" fo:margin-left="0in" fo:margin-top="0in" fo:margin-bottom="0in" table:align="left"/>
    </style:style>
    <style:style style:name="Table48.A" style:family="table-column">
      <style:table-column-properties style:column-width="7.5in"/>
    </style:style>
    <style:style style:name="Table48.1" style:family="table-row">
      <style:table-row-properties fo:keep-together="auto"/>
    </style:style>
    <style:style style:name="Table48.A1" style:family="table-cell">
      <style:table-cell-properties style:vertical-align="" fo:background-color="#d9d9d9" fo:padding="0.0694in" fo:border="1pt solid #000000">
        <style:background-image/>
      </style:table-cell-properties>
    </style:style>
    <style:style style:name="Table49" style:family="table">
      <style:table-properties style:width="7.5in" fo:margin-left="0in" fo:margin-top="0in" fo:margin-bottom="0in" table:align="left"/>
    </style:style>
    <style:style style:name="Table49.A" style:family="table-column">
      <style:table-column-properties style:column-width="7.5in"/>
    </style:style>
    <style:style style:name="Table49.1" style:family="table-row">
      <style:table-row-properties fo:keep-together="auto"/>
    </style:style>
    <style:style style:name="Table49.A1" style:family="table-cell">
      <style:table-cell-properties style:vertical-align="" fo:background-color="#d9d9d9" fo:padding="0.0694in" fo:border="1pt solid #000000">
        <style:background-image/>
      </style:table-cell-properties>
    </style:style>
    <style:style style:name="Table50" style:family="table">
      <style:table-properties style:width="7.5in" fo:margin-left="0in" fo:margin-top="0in" fo:margin-bottom="0in" table:align="left"/>
    </style:style>
    <style:style style:name="Table50.A" style:family="table-column">
      <style:table-column-properties style:column-width="7.5in"/>
    </style:style>
    <style:style style:name="Table50.1" style:family="table-row">
      <style:table-row-properties fo:keep-together="auto"/>
    </style:style>
    <style:style style:name="Table50.A1" style:family="table-cell">
      <style:table-cell-properties style:vertical-align="" fo:background-color="#d9d9d9" fo:padding="0.0694in" fo:border="1pt solid #000000">
        <style:background-image/>
      </style:table-cell-properties>
    </style:style>
    <style:style style:name="Table51" style:family="table">
      <style:table-properties style:width="7.5in" fo:margin-left="0in" fo:margin-top="0in" fo:margin-bottom="0in" table:align="left"/>
    </style:style>
    <style:style style:name="Table51.A" style:family="table-column">
      <style:table-column-properties style:column-width="7.5in"/>
    </style:style>
    <style:style style:name="Table51.1" style:family="table-row">
      <style:table-row-properties fo:keep-together="auto"/>
    </style:style>
    <style:style style:name="Table51.A1" style:family="table-cell">
      <style:table-cell-properties style:vertical-align="" fo:background-color="#d9d9d9" fo:padding="0.0694in" fo:border="1pt solid #000000">
        <style:background-image/>
      </style:table-cell-properties>
    </style:style>
    <style:style style:name="Table52" style:family="table">
      <style:table-properties style:width="7.5in" fo:margin-left="0in" fo:margin-top="0in" fo:margin-bottom="0in" table:align="left"/>
    </style:style>
    <style:style style:name="Table52.A" style:family="table-column">
      <style:table-column-properties style:column-width="7.5in"/>
    </style:style>
    <style:style style:name="Table52.1" style:family="table-row">
      <style:table-row-properties fo:keep-together="auto"/>
    </style:style>
    <style:style style:name="Table52.A1" style:family="table-cell">
      <style:table-cell-properties style:vertical-align="" fo:background-color="#d9d9d9" fo:padding="0.0694in" fo:border="1pt solid #000000">
        <style:background-image/>
      </style:table-cell-properties>
    </style:style>
    <style:style style:name="P1" style:family="paragraph" style:parent-style-name="Standard">
      <style:text-properties style:font-name="Tahoma" style:font-name-asian="Tahoma1" style:font-name-complex="Tahoma1"/>
    </style:style>
    <style:style style:name="P2" style:family="paragraph" style:parent-style-name="Standard">
      <style:paragraph-properties fo:text-align="end" style:justify-single-word="false"/>
      <style:text-properties style:font-name="Tahoma" fo:font-size="13pt" style:font-name-asian="Tahoma1" style:font-size-asian="13pt" style:font-name-complex="Tahoma1" style:font-size-complex="13pt"/>
    </style:style>
    <style:style style:name="P3" style:family="paragraph" style:parent-style-name="Standard">
      <style:text-properties style:font-name="Tahoma" fo:font-size="12pt" fo:font-weight="bold" style:font-name-asian="Tahoma1" style:font-size-asian="12pt" style:font-weight-asian="bold" style:font-name-complex="Tahoma1" style:font-size-complex="12pt"/>
    </style:style>
    <style:style style:name="P4" style:family="paragraph" style:parent-style-name="Standard">
      <style:text-properties style:font-name="Tahoma" fo:font-size="12pt" style:font-name-asian="Tahoma1" style:font-size-asian="12pt" style:font-name-complex="Tahoma1" style:font-size-complex="12pt"/>
    </style:style>
    <style:style style:name="P5" style:family="paragraph" style:parent-style-name="Standard">
      <style:text-properties style:font-name="Tahoma" fo:font-size="14pt" fo:font-weight="bold" style:font-name-asian="Tahoma1" style:font-size-asian="14pt" style:font-weight-asian="bold" style:font-name-complex="Tahoma1" style:font-size-complex="14pt"/>
    </style:style>
    <style:style style:name="P6" style:family="paragraph" style:parent-style-name="Standard">
      <style:text-properties style:font-name="Tahoma" fo:font-size="10pt" style:font-name-asian="Tahoma1" style:font-size-asian="10pt" style:font-name-complex="Tahoma1" style:font-size-complex="10pt"/>
    </style:style>
    <style:style style:name="P7" style:family="paragraph" style:parent-style-name="Standard">
      <style:text-properties style:font-name="Tahoma" fo:font-size="10pt" fo:font-weight="bold" style:font-name-asian="Tahoma1" style:font-size-asian="10pt" style:font-weight-asian="bold" style:font-name-complex="Tahoma1" style:font-size-complex="10pt"/>
    </style:style>
    <style:style style:name="P8" style:family="paragraph" style:parent-style-name="Standard">
      <style:text-properties style:font-name="Tahoma" fo:font-weight="bold" style:font-name-asian="Tahoma1" style:font-weight-asian="bold" style:font-name-complex="Tahoma1"/>
    </style:style>
    <style:style style:name="P9" style:family="paragraph" style:parent-style-name="Standard">
      <style:paragraph-properties fo:text-align="end" style:justify-single-word="false"/>
    </style:style>
    <style:style style:name="P10" style:family="paragraph" style:parent-style-name="Standard">
      <style:paragraph-properties fo:line-height="100%" fo:orphans="0" fo:widows="0"/>
    </style:style>
    <style:style style:name="P11" style:family="paragraph" style:parent-style-name="Standard">
      <style:paragraph-properties fo:margin-top="0in" fo:margin-bottom="0.028in" loext:contextual-spacing="false" fo:line-height="100%"/>
      <style:text-properties style:font-name="Tahoma" style:font-name-asian="Tahoma1" style:font-name-complex="Tahoma1"/>
    </style:style>
    <style:style style:name="P12" style:family="paragraph" style:parent-style-name="Standard">
      <style:paragraph-properties fo:margin-top="0in" fo:margin-bottom="0.028in" loext:contextual-spacing="false" fo:line-height="100%"/>
      <style:text-properties style:font-name="Tahoma" fo:font-size="12pt" fo:font-weight="bold" style:font-name-asian="Tahoma1" style:font-size-asian="12pt" style:font-weight-asian="bold" style:font-name-complex="Tahoma1" style:font-size-complex="12pt"/>
    </style:style>
    <style:style style:name="P13" style:family="paragraph" style:parent-style-name="Standard">
      <style:paragraph-properties fo:margin-top="0in" fo:margin-bottom="0.028in" loext:contextual-spacing="false" fo:line-height="100%"/>
      <style:text-properties style:font-name="Tahoma" fo:font-size="12pt" style:font-name-asian="Tahoma1" style:font-size-asian="12pt" style:font-name-complex="Tahoma1" style:font-size-complex="12pt"/>
    </style:style>
    <style:style style:name="P14" style:family="paragraph" style:parent-style-name="Standard">
      <style:paragraph-properties fo:margin-top="0in" fo:margin-bottom="0.028in" loext:contextual-spacing="false" fo:line-height="100%"/>
      <style:text-properties style:font-name="Tahoma" fo:font-size="14pt" fo:font-weight="bold" style:font-name-asian="Tahoma1" style:font-size-asian="14pt" style:font-weight-asian="bold" style:font-name-complex="Tahoma1" style:font-size-complex="14pt"/>
    </style:style>
    <style:style style:name="P15" style:family="paragraph" style:parent-style-name="Standard">
      <style:paragraph-properties fo:margin-top="0in" fo:margin-bottom="0.028in" loext:contextual-spacing="false" fo:line-height="100%"/>
    </style:style>
    <style:style style:name="P16" style:family="paragraph" style:parent-style-name="Standard">
      <loext:graphic-properties draw:fill="solid" draw:fill-color="#ffffff"/>
      <style:paragraph-properties fo:margin-top="0in" fo:margin-bottom="0.028in" loext:contextual-spacing="false" fo:line-height="100%" fo:background-color="#ffffff" fo:padding="0in" fo:border="non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ahoma" fo:font-size="12pt" style:font-name-asian="Tahoma1" style:font-size-asian="12pt" style:font-name-complex="Tahoma1" style:font-size-complex="12pt"/>
    </style:style>
    <style:style style:name="P20" style:family="paragraph" style:parent-style-name="Standard">
      <style:paragraph-properties fo:margin-left="0in" fo:margin-right="0in" fo:margin-top="0in" fo:margin-bottom="0.028in" loext:contextual-spacing="false" fo:line-height="100%" fo:text-indent="0in" style:auto-text-indent="false"/>
    </style:style>
    <style:style style:name="P21" style:family="paragraph" style:parent-style-name="Standard" style:master-page-name="Standard">
      <style:paragraph-properties fo:text-align="center" style:justify-single-word="false" style:page-number="1"/>
    </style:style>
    <style:style style:name="T1" style:family="text">
      <style:text-properties style:font-name="Tahoma" fo:font-size="19pt" fo:font-weight="bold" style:font-name-asian="Tahoma1" style:font-size-asian="19pt" style:font-weight-asian="bold" style:font-name-complex="Tahoma1" style:font-size-complex="19pt"/>
    </style:style>
    <style:style style:name="T2" style:family="text">
      <style:text-properties style:font-name="Tahoma" fo:font-size="13pt" style:font-name-asian="Tahoma1" style:font-size-asian="13pt" style:font-name-complex="Tahoma1" style:font-size-complex="13pt"/>
    </style:style>
    <style:style style:name="T3" style:family="text">
      <style:text-properties style:font-name="Tahoma" fo:font-size="14pt" fo:font-weight="bold" style:font-name-asian="Tahoma1" style:font-size-asian="14pt" style:font-weight-asian="bold" style:font-name-complex="Tahoma1" style:font-size-complex="14pt"/>
    </style:style>
    <style:style style:name="T4" style:family="text">
      <style:text-properties style:font-name="Tahoma" fo:font-size="12pt" style:font-name-asian="Tahoma1" style:font-size-asian="12pt" style:font-name-complex="Tahoma1" style:font-size-complex="12pt"/>
    </style:style>
    <style:style style:name="T5" style:family="text">
      <style:text-properties style:font-name="Tahoma" fo:font-size="12pt" style:text-underline-style="none" style:font-name-asian="Tahoma1" style:font-size-asian="12pt" style:font-name-complex="Tahoma1" style:font-size-complex="12pt"/>
    </style:style>
    <style:style style:name="T6" style:family="text">
      <style:text-properties style:font-name="Tahoma" fo:font-size="12pt" fo:font-weight="bold" style:font-name-asian="Tahoma1" style:font-size-asian="12pt" style:font-weight-asian="bold" style:font-name-complex="Tahoma1" style:font-size-complex="12pt"/>
    </style:style>
    <style:style style:name="T7" style:family="text">
      <style:text-properties style:font-name="Tahoma" fo:font-size="10pt" style:font-name-asian="Tahoma1" style:font-size-asian="10pt" style:font-name-complex="Tahoma1" style:font-size-complex="10pt"/>
    </style:style>
    <style:style style:name="T8" style:family="text">
      <style:text-properties style:font-name="Tahoma" fo:font-size="10pt" fo:font-weight="bold" style:font-name-asian="Tahoma1" style:font-size-asian="10pt" style:font-weight-asian="bold" style:font-name-complex="Tahoma1" style:font-size-complex="10pt"/>
    </style:style>
    <style:style style:name="T9" style:family="text">
      <style:text-properties style:font-name="Tahoma" style:font-name-asian="Tahoma1" style:font-name-complex="Tahoma1"/>
    </style:style>
    <style:style style:name="T10" style:family="text">
      <style:text-properties style:font-name="Tahoma" fo:font-weight="bold" style:font-name-asian="Tahoma1" style:font-weight-asian="bold" style:font-name-complex="Tahoma1"/>
    </style:style>
    <style:style style:name="T11" style:family="text">
      <style:text-properties fo:color="#dca10d" style:font-name="Tahoma" fo:font-size="12pt" style:text-underline-style="solid" style:text-underline-width="auto" style:text-underline-color="font-color" style:font-name-asian="Tahoma1" style:font-size-asian="12pt" style:font-name-complex="Tahoma1" style:font-size-complex="12pt"/>
    </style:style>
    <style:style style:name="T12" style:family="text">
      <style:text-properties fo:color="#373737" style:font-name="Tahoma" fo:font-size="12pt" style:font-name-asian="Tahoma1" style:font-size-asian="12pt" style:font-name-complex="Tahoma1" style:font-size-complex="12pt" fo:background-color="#ffffff"/>
    </style:style>
    <style:style style:name="T13" style:family="text">
      <style:text-properties fo:color="#373737" style:font-name="Tahoma" fo:font-size="12pt" style:font-name-asian="Tahoma1" style:font-size-asian="12pt" style:font-name-complex="Tahoma1" style:font-size-complex="12pt"/>
    </style:style>
    <style:style style:name="T14" style:family="text">
      <style:text-properties fo:color="#373737" style:font-name="Tahoma" fo:font-size="12pt" fo:font-weight="bold" style:font-name-asian="Tahoma1" style:font-size-asian="12pt" style:font-weight-asian="bold" style:font-name-complex="Tahoma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How to configure GPDB and GPCC High Availability with pacemaker</text:span></text:p>
      <text:p text:style-name="P1"/>
      <text:p text:style-name="P2"/>
      <text:p text:style-name="P9"><text:span text:style-name="T2">Apr, 2023</text:span></text:p>
      <text:p text:style-name="P9"><text:span text:style-name="T2">VMware Tanzuu Support</text:span></text:p>
      <text:p text:style-name="P9"><text:span text:style-name="T2">Staff Product Support Engineer</text:span></text:p>
      <text:p text:style-name="P9"><text:span text:style-name="T2">Jack Moon</text:span></text:p>
      <text:p text:style-name="P1"/>
      <text:p text:style-name="P1"/>
      <text:p text:style-name="P11"/>
      <text:p text:style-name="P11"/>
      <text:p text:style-name="P15"><text:span text:style-name="T3">[ High Availability Clustering Explanation]</text:span></text:p>
      <text:p text:style-name="Standard"><text:span text:style-name="T4">For those not familiar with High Availability resources &amp; services or Cluster Computing, in this guide a brief summary and explanation of OCF Resource Agents will be reviewed before diving into creating own for GPCC. In cluster networking multiple servers are inter-connected together on a network to provide improved delivery of services such as with HA.</text:span></text:p>
      <text:p text:style-name="Standard"><text:span text:style-name="T4">The servers ( referred to as nodes ) are all managed by a Cluster Resource Manager ( CRM ) which manages cluster resources. High Availability (HA) refers to the ability to provide a resource or service with minimal to zero downtime. Whatever client wants, client gets, and the store is open 24/7/365. In this case Pacemaker will be using as CRM.</text:span></text:p>
      <text:p text:style-name="Standard"><text:span text:style-name="T4">Now each node has to have a way to communicate with other nodes in cluster for this to work, when a resource fails, or a node goes down, the CRM needs to be notified to make other resources available. This is where Corosync steps in. Corosync has the communication layer that provides Pacemaker with the status of resources and nodes on the cluster. The information that Pacemaker receives can communicate many complex situations and scenarios that Pacemaker can deal with in a variety of ways.</text:span></text:p>
      <text:p text:style-name="P3"/>
      <text:p text:style-name="P3"/>
      <text:p text:style-name="P15"><text:span text:style-name="T3">[ OCF Resource Agents ]</text:span></text:p>
      <text:p text:style-name="Standard"><text:span text:style-name="T4">Where do the Resource Agents fit into this step? the RAs are deployed by pacemaker to interface with each resource that needs managed, using Corosync’s communication layer. The protocol used by the RAs is known as the Open Cluster Framework (OCF) and defines how RAs should be implemented and requirements to create one. Most of the time they are implemented in a shell script, but they can be written in any programming language needed. More info on HA cluster computing and OCF protocol implementation can be found at </text:span><text:a xlink:type="simple" xlink:href="http://clusterlabs.org/" text:style-name="ListLabel_20_10" text:visited-style-name="ListLabel_20_10"><text:span text:style-name="T11">Cluster Labs</text:span></text:a><text:span text:style-name="T4">.</text:span></text:p>
      <text:p text:style-name="P4"/>
      <text:p text:style-name="P4"/>
      <text:p text:style-name="P5"/>
      <text:p text:style-name="P5"/>
      <text:p text:style-name="P5"/>
      <text:p text:style-name="Standard"><text:span text:style-name="T3">[ Environment ]</text:span></text:p>
      <text:p text:style-name="Standard"><text:span text:style-name="T4">1) OS : RHEL or Rocky Linux 8 ( RHEL, CentOS, Rocky Linux 7.x version would be possible )</text:span></text:p>
      <text:p text:style-name="Standard"><text:span text:style-name="T4">2) GPDB 6.22.x and GPCC 6.8.x</text:span></text:p>
      <text:p text:style-name="Standard"><text:span text:style-name="T4">3) A master and standby host, 3 segment hosts</text:span></text:p>
      <text:list xml:id="list1631221020" text:style-name="WWNum1">
        <text:list-item>
          <text:p text:style-name="P17"><text:span text:style-name="T4">Master : rk8-master , 192.168.0.171</text:span></text:p>
        </text:list-item>
        <text:list-item>
          <text:p text:style-name="P17"><text:span text:style-name="T4">Standby : rk8-slave , 192.168.0.172</text:span></text:p>
        </text:list-item>
        <text:list-item>
          <text:p text:style-name="P17"><text:span text:style-name="T4">Segments : rk8-node0[1-3] , 192.168.0.173 ~ 175</text:span></text:p>
        </text:list-item>
      </text:list>
      <text:p text:style-name="P1"/>
      <text:p text:style-name="P1"/>
      <text:p text:style-name="P15"><text:span text:style-name="T3">[ Prerequisites ]</text:span></text:p>
      <text:p text:style-name="Standard"><text:span text:style-name="T4">This guide assumes that GPDB cluster is already deployed and GPCC set up on master and standby host. Accessing the remote nodes via ssh / scp should transfer the completed files. Note that every node will need a copy of the Resource Agent script.</text:span></text:p>
      <text:p text:style-name="P4"/>
      <text:p text:style-name="Standard"><text:span text:style-name="T4">[1] rk8-master-vip entry should be included in /etc/hosts as it’s virtual ip of gpdb service</text:span></text:p>
      <table:table table:name="Table1" table:style-name="Table1">
        <table:table-column table:style-name="Table1.A"/>
        <table:table-row table:style-name="Table1.1">
          <table:table-cell table:style-name="Table1.A1" office:value-type="string">
            <text:p text:style-name="P18"><text:span text:style-name="T4">[root@rk8-master ~]# cat /etc/hosts</text:span></text:p>
            <text:p text:style-name="P18"><text:span text:style-name="T4">127.0.0.1 localhost localhost.localdomain localhost4 localhost4.localdomain4</text:span></text:p>
            <text:p text:style-name="P18"><text:span text:style-name="T4">::1 localhost localhost.localdomain localhost6 localhost6.localdomain6</text:span></text:p>
            <text:p text:style-name="P18"><text:span text:style-name="T4">192.168.0.171 rk8-master.jtest.pivotal.io rk8-master</text:span></text:p>
            <text:p text:style-name="P18"><text:span text:style-name="T4">192.168.0.172 rk8-slave.jtest.pivotal.io rk8-slave</text:span></text:p>
            <text:p text:style-name="P18"><text:span text:style-name="T4">~~ snip</text:span></text:p>
            <text:p text:style-name="P18"><text:span text:style-name="T6">192.168.0.180 rk8-master-vip.jtest.pivotal.io rk8-master-vip</text:span></text:p>
          </table:table-cell>
        </table:table-row>
      </table:table>
      <text:p text:style-name="P12"/>
      <text:p text:style-name="P15"><text:span text:style-name="T4">[2] gpcc will connect to virtual ip of gpdb service so that it could be worked in case of failover.</text:span></text:p>
      <table:table table:name="Table2" table:style-name="Table2">
        <table:table-column table:style-name="Table2.A"/>
        <table:table-row table:style-name="Table2.1">
          <table:table-cell table:style-name="Table2.A1" office:value-type="string">
            <text:p text:style-name="P18"><text:span text:style-name="T4">[root@rk8-master ~]# cat /usr/local/greenplum-cc/conf/app.conf</text:span></text:p>
            <text:p text:style-name="P18"><text:span text:style-name="T4">appname <text:s text:c="8"/>= gpccws</text:span></text:p>
            <text:p text:style-name="P18"><text:span text:style-name="T4">listentcp4 <text:s text:c="5"/>= true</text:span></text:p>
            <text:p text:style-name="P18"><text:span text:style-name="T4">runmode <text:s text:c="8"/>= prod</text:span></text:p>
            <text:p text:style-name="P18"><text:span text:style-name="T4">session <text:s text:c="8"/>= true</text:span></text:p>
            <text:p text:style-name="P18"><text:span text:style-name="T4">~~ snip</text:span></text:p>
            <text:p text:style-name="P18"><text:span text:style-name="T4">master_port <text:s text:c="4"/>= 5432</text:span></text:p>
            <text:p text:style-name="P18"><text:span text:style-name="T6">master_host <text:s text:c="4"/>= rk8-master-vip</text:span></text:p>
            <text:p text:style-name="P18"><text:span text:style-name="T4">path <text:s text:c="11"/>= /usr/local</text:span></text:p>
            <text:p text:style-name="P18"><text:span text:style-name="T4">display_name <text:s text:c="3"/>= gpcc</text:span></text:p>
            <text:p text:style-name="P18"><text:span text:style-name="T4">~~ snip</text:span></text:p>
            <text:p text:style-name="P19"/>
            <text:p text:style-name="P10"><text:span text:style-name="T4">[root@rk8-slave ~]# cat /usr/local/greenplum-cc/conf/app.conf</text:span></text:p>
            <text:p text:style-name="P10"><text:span text:style-name="T4">appname <text:s text:c="8"/>= gpccws</text:span></text:p>
            <text:p text:style-name="P10"><text:span text:style-name="T4">listentcp4 <text:s text:c="5"/>= true</text:span></text:p>
            <text:p text:style-name="P10"><text:span text:style-name="T4">runmode <text:s text:c="8"/>= prod</text:span></text:p>
            <text:p text:style-name="P10"><text:span text:style-name="T4">session <text:s text:c="8"/>= true</text:span></text:p>
            <text:p text:style-name="P10"><text:span text:style-name="T4">~~ snip</text:span></text:p>
            <text:p text:style-name="P10"><text:span text:style-name="T4">master_port <text:s text:c="4"/>= 5432</text:span></text:p>
            <text:p text:style-name="P10"><text:span text:style-name="T6">master_host <text:s text:c="4"/>= rk8-master-vip</text:span></text:p>
            <text:p text:style-name="P10"><text:span text:style-name="T4">path <text:s text:c="11"/>= /usr/local</text:span></text:p>
            <text:p text:style-name="P10"><text:span text:style-name="T4">display_name <text:s text:c="3"/>= gpcc</text:span></text:p>
            <text:p text:style-name="P10"><text:span text:style-name="T4">~~ snip</text:span></text:p>
          </table:table-cell>
        </table:table-row>
      </table:table>
      <text:p text:style-name="P14"/>
      <text:p text:style-name="P14"/>
      <text:p text:style-name="P15"><text:span text:style-name="T3">[ Design ]</text:span></text:p>
      <text:p text:style-name="Standard"><text:span text:style-name="T4">Creating a simple Resource Agent that runs a supplied script perform a health check of gpdb and gpcc. gpcc_monitor and gpdb_monitory will simply check if the GPCC and GPDB is running now.</text:span></text:p>
      <text:p text:style-name="Standard"><text:span text:style-name="T4">If the gpcc_monitor does not pass, then gpccws should be restarted on same node a few times and then migrate to another node if restarting is failed. If the gpdb_monitor does not pass, then gpactivatestandby will immediately run to become master role on the standby host and virtual-ip address will take over into standby host as well.</text:span></text:p>
      <text:p text:style-name="P4"/>
      <text:p text:style-name="P4"/>
      <text:p text:style-name="Standard"><text:span text:style-name="T3">[ Installation and configuration ]</text:span></text:p>
      <text:p text:style-name="P5"/>
      <text:p text:style-name="Standard"><text:span text:style-name="T6">[1] Disable Firewall and SELinux on master and standby host both and Reboot.</text:span></text:p>
      <table:table table:name="Table3" table:style-name="Table3">
        <table:table-column table:style-name="Table3.A"/>
        <table:table-row table:style-name="Table3.1">
          <table:table-cell table:style-name="Table3.A1" office:value-type="string">
            <text:p text:style-name="Standard"><text:span text:style-name="T4">$ systemctl stop firewalld<text:line-break/>$ systemctl disable firewalld</text:span></text:p>
            <text:p text:style-name="Standard"><text:span text:style-name="T4"><text:line-break/>$ vi /etc/sysconfig/selinux</text:span></text:p>
            <text:p text:style-name="Standard"><text:span text:style-name="T4"># This file controls the state of SELinux on the system.</text:span></text:p>
            <text:p text:style-name="Standard"><text:span text:style-name="T4"># SELINUX= can take one of these three values:</text:span></text:p>
            <text:p text:style-name="Standard"><text:span text:style-name="T4"># <text:s text:c="4"/>enforcing - SELinux security policy is enforced.</text:span></text:p>
            <text:p text:style-name="Standard"><text:span text:style-name="T4"># <text:s text:c="4"/>permissive - SELinux prints warnings instead of enforcing.</text:span></text:p>
            <text:p text:style-name="Standard"><text:span text:style-name="T4"># <text:s text:c="4"/>disabled - No SELinux policy is loaded.</text:span></text:p>
            <text:p text:style-name="Standard"><text:span text:style-name="T4">SELINUX=disabled</text:span></text:p>
            <text:p text:style-name="Standard"><text:span text:style-name="T4"># SELINUXTYPE= can take one of these three values:</text:span></text:p>
            <text:p text:style-name="Standard"><text:span text:style-name="T4"># <text:s text:c="4"/>targeted - Targeted processes are protected,</text:span></text:p>
            <text:p text:style-name="Standard"><text:span text:style-name="T4"># <text:s text:c="4"/>minimum - Modification of targeted policy. Only selected processes are protected.</text:span></text:p>
            <text:p text:style-name="Standard"><text:span text:style-name="T4"># <text:s text:c="4"/>mls - Multi Level Security protection.</text:span></text:p>
            <text:p text:style-name="Standard"><text:span text:style-name="T4">SELINUXTYPE=targeted</text:span></text:p>
            <text:p text:style-name="P4"/>
            <text:p text:style-name="Standard"><text:span text:style-name="T4">$ reboot</text:span></text:p>
          </table:table-cell>
        </table:table-row>
      </table:table>
      <text:p text:style-name="P1"/>
      <text:p text:style-name="P1"><text:soft-page-break/></text:p>
      <text:p text:style-name="P3"/>
      <text:p text:style-name="Standard"><text:span text:style-name="T6">[2] Install the <text:s/>pacemaker packages with the components on both master and standby after above firewall and selinux set up as basic.</text:span></text:p>
      <table:table table:name="Table4" table:style-name="Table4">
        <table:table-column table:style-name="Table4.A"/>
        <table:table-row table:style-name="Table4.1">
          <table:table-cell table:style-name="Table4.A1" office:value-type="string">
            <text:p text:style-name="Standard"><text:span text:style-name="T4"># Enable High Availability Repository</text:span></text:p>
            <text:p text:style-name="Standard"><text:span text:style-name="T4">$ yum-config-manager --enable ha # or dnf config-manager --set-enabled ha</text:span></text:p>
            <text:p text:style-name="Standard"><text:span text:style-name="T4">$ yum -y install corosync pacemaker pcs fence-agents-all</text:span></text:p>
            <text:p text:style-name="Standard"><text:span text:style-name="T4">$ systemctl enable pcsd corosync pacemaker</text:span></text:p>
          </table:table-cell>
        </table:table-row>
      </table:table>
      <text:p text:style-name="P1"/>
      <text:p text:style-name="P1"/>
      <text:p text:style-name="Standard"><text:span text:style-name="T6">[3] To manage the cluster nodes, PCS is used. This allows to have a single interface to manage all cluster nodes. By installing the above necessary packages, Yum also created hacluster user which can be used together with PCS to do the configuration of the cluster nodes. Before using PCS, public key authentication need to configure or give the hacluster user a password on both nodes.</text:span></text:p>
      <table:table table:name="Table5" table:style-name="Table5">
        <table:table-column table:style-name="Table5.A"/>
        <table:table-row table:style-name="Table5.1">
          <table:table-cell table:style-name="Table5.A1" office:value-type="string">
            <text:p text:style-name="Standard"><text:span text:style-name="T4">$ echo "changeme" | passwd --stdin hacluster</text:span></text:p>
            <text:p text:style-name="Standard"><text:span text:style-name="T4"><text:s/>passwd: all authentication tokens updated successfully.</text:span></text:p>
          </table:table-cell>
        </table:table-row>
      </table:table>
      <text:p text:style-name="P1"/>
      <text:p text:style-name="P1"/>
      <text:p text:style-name="Standard"><text:span text:style-name="T6">[4] Next, start and enable pcsd service on both nodes.</text:span></text:p>
      <table:table table:name="Table6" table:style-name="Table6">
        <table:table-column table:style-name="Table6.A"/>
        <table:table-row table:style-name="Table6.1">
          <table:table-cell table:style-name="Table6.A1" office:value-type="string">
            <text:p text:style-name="Standard"><text:span text:style-name="T4">$ systemctl start pcsd</text:span></text:p>
            <text:p text:style-name="Standard"><text:span text:style-name="T4">$ systemctl enable pcsd</text:span></text:p>
          </table:table-cell>
        </table:table-row>
      </table:table>
      <text:p text:style-name="P1"/>
      <text:p text:style-name="P1"/>
      <text:p text:style-name="Standard"><text:span text:style-name="T6">[5] Since all nodes will be configured from one point, authentication is needed on all nodes before the configuration is allowable to change. Use the previously configured hacluster user and password to do this.</text:span></text:p>
      <table:table table:name="Table7" table:style-name="Table7">
        <table:table-column table:style-name="Table7.A"/>
        <table:table-row table:style-name="Table7.1">
          <table:table-cell table:style-name="Table7.A1" office:value-type="string">
            <text:p text:style-name="Standard"><text:span text:style-name="T4">$ pcs host auth rk8-master rk8-slave -u hacluster -p changeme</text:span></text:p>
            <text:p text:style-name="Standard"><text:span text:style-name="T4"><text:s/>Username: hacluster</text:span></text:p>
            <text:p text:style-name="Standard"><text:span text:style-name="T4"><text:s/>Password:</text:span></text:p>
            <text:p text:style-name="Standard"><text:span text:style-name="T4"><text:s/>rk8-master: Authorized</text:span></text:p>
            <text:p text:style-name="Standard"><text:span text:style-name="T4"><text:s/>rk8-slave: Authorized</text:span></text:p>
          </table:table-cell>
        </table:table-row>
      </table:table>
      <text:p text:style-name="Standard"><text:span text:style-name="T4">From here, using PCS can control the cluster from rk8-master. It’s no longer required to repeat all commands on both nodes.</text:span></text:p>
      <text:p text:style-name="P6"/>
      <text:p text:style-name="P6"/>
      <text:p text:style-name="Standard"><text:span text:style-name="T6">[6] Create the cluster and add nodes. Adding/Setting both nodes starts cluster named gpcc-cluster.</text:span></text:p>
      <table:table table:name="Table8" table:style-name="Table8">
        <table:table-column table:style-name="Table8.A"/>
        <table:table-row table:style-name="Table8.1">
          <table:table-cell table:style-name="Table8.A1" office:value-type="string">
            <text:p text:style-name="Standard"><text:span text:style-name="T4">$ pcs cluster setup gpcc-cluster rk8-master rk8-slave</text:span></text:p>
            <text:p text:style-name="Standard"><text:span text:style-name="T4"><text:s/>...</text:span></text:p>
            <text:p text:style-name="Standard"><text:span text:style-name="T4"><text:s/>rk8-master: Succeeded</text:span></text:p>
            <text:p text:style-name="Standard"><text:span text:style-name="T4"><text:s/>rk8-slave: Succeeded</text:span></text:p>
          </table:table-cell>
        </table:table-row>
      </table:table>
      <text:p text:style-name="Standard"><text:span text:style-name="T12">The above command creates the cluster node configuration in /etc/corosync/corosync.conf. The syntax in that file is quite readable in case you would like to automate/script this.</text:span></text:p>
      <text:p text:style-name="P4"/>
      <text:p text:style-name="P4"/>
      <text:p text:style-name="Standard"><text:span text:style-name="T6">[7] After creating the cluster and adding nodes to it, it can be started. The cluster won’t do a lot yet since any resources have not been configured.</text:span></text:p>
      <table:table table:name="Table9" table:style-name="Table9">
        <table:table-column table:style-name="Table9.A"/>
        <table:table-row table:style-name="Table9.1">
          <table:table-cell table:style-name="Table9.A1" office:value-type="string">
            <text:p text:style-name="Standard"><text:span text:style-name="T4">$ pcs cluster start --all</text:span></text:p>
            <text:p text:style-name="Standard"><text:span text:style-name="T4"><text:s/>rk8-master: Starting Cluster...</text:span></text:p>
            <text:p text:style-name="Standard"><text:span text:style-name="T4"><text:s/>rk8-slave: Starting Cluster...</text:span></text:p>
          </table:table-cell>
        </table:table-row>
      </table:table>
      <text:p text:style-name="P15"><text:span text:style-name="T4">The pacemaker and corosync services are started on both nodes (as will happen at boot time) to accomplish this.</text:span></text:p>
      <text:p text:style-name="P13"/>
      <text:p text:style-name="P13"/>
      <text:p text:style-name="Standard"><text:span text:style-name="T6">[8] To check the status of the cluster after starting it.</text:span></text:p>
      <table:table table:name="Table10" table:style-name="Table10">
        <table:table-column table:style-name="Table10.A"/>
        <table:table-row table:style-name="Table10.1">
          <table:table-cell table:style-name="Table10.A1" office:value-type="string">
            <text:p text:style-name="Standard"><text:span text:style-name="T4">$ pcs status cluster</text:span></text:p>
            <text:p text:style-name="Standard"><text:span text:style-name="T4">Cluster Status:</text:span></text:p>
            <text:p text:style-name="Standard"><text:span text:style-name="T4"><text:s/>Status of pacemakerd: 'Pacemaker is running' (last updated 2023-02-16 21:19:42 +09:00)</text:span></text:p>
            <text:p text:style-name="Standard"><text:span text:style-name="T4"><text:s/>Cluster Summary:</text:span></text:p>
            <text:p text:style-name="Standard"><text:span text:style-name="T4"><text:s text:c="3"/>* Stack: corosync</text:span></text:p>
            <text:p text:style-name="Standard"><text:span text:style-name="T4"><text:s text:c="3"/>* Current DC: rk8-slave (version 2.1.4-5.el8_7.2-dc6eb4362e) - partition with quorum</text:span></text:p>
            <text:p text:style-name="Standard"><text:span text:style-name="T4"><text:s text:c="3"/>* Last updated: Thu Feb 16 21:19:42 2023</text:span></text:p>
            <text:p text:style-name="Standard"><text:span text:style-name="T4"><text:s text:c="3"/>* Last change: <text:s/>Thu Feb 16 11:46:32 2023 by root via crm_resource on rk8-slave</text:span></text:p>
            <text:p text:style-name="Standard"><text:span text:style-name="T4"><text:s text:c="3"/>* 2 nodes configured</text:span></text:p>
            <text:p text:style-name="Standard"><text:span text:style-name="T4"><text:s text:c="3"/>* 0 resource instances configured</text:span></text:p>
            <text:p text:style-name="Standard"><text:span text:style-name="T4"><text:s/>Node List:</text:span></text:p>
            <text:p text:style-name="Standard"><text:span text:style-name="T4"><text:s text:c="3"/>* Online: [ rk8-master rk8-slave ]</text:span></text:p>
            <text:p text:style-name="P4"/>
            <text:p text:style-name="Standard"><text:span text:style-name="T4">PCSD Status:</text:span></text:p>
            <text:p text:style-name="Standard"><text:span text:style-name="T4"><text:s text:c="2"/>rk8-master: Online</text:span></text:p>
            <text:p text:style-name="Standard"><text:span text:style-name="T4"><text:s text:c="2"/>rk8-slave: Online</text:span></text:p>
          </table:table-cell>
        </table:table-row>
      </table:table>
      <text:p text:style-name="P1"/>
      <text:p text:style-name="P3"/>
      <text:p text:style-name="P3"/>
      <text:p text:style-name="P3"/>
      <text:p text:style-name="P3"/>
      <text:p text:style-name="P3"/>
      <text:p text:style-name="P3"/>
      <text:p text:style-name="P3"/>
      <text:p text:style-name="P3"/>
      <text:p text:style-name="Standard"><text:span text:style-name="T6">[9] To check the status of the nodes in the cluster.</text:span></text:p>
      <table:table table:name="Table11" table:style-name="Table11">
        <table:table-column table:style-name="Table11.A"/>
        <table:table-row table:style-name="Table11.1">
          <table:table-cell table:style-name="Table11.A1" office:value-type="string">
            <text:p text:style-name="Standard"><text:span text:style-name="T4">$ pcs status nodes</text:span></text:p>
            <text:p text:style-name="Standard"><text:span text:style-name="T4">Pacemaker Nodes:</text:span></text:p>
            <text:p text:style-name="Standard"><text:span text:style-name="T4"><text:s/>Online: rk8-master rk8-slave</text:span></text:p>
            <text:p text:style-name="Standard"><text:span text:style-name="T4"><text:s/>Standby:</text:span></text:p>
            <text:p text:style-name="Standard"><text:span text:style-name="T4"><text:s/>Standby with resource(s) running:</text:span></text:p>
            <text:p text:style-name="Standard"><text:span text:style-name="T4"><text:s/>Maintenance:</text:span></text:p>
            <text:p text:style-name="Standard"><text:span text:style-name="T4"><text:s/>Offline:</text:span></text:p>
            <text:p text:style-name="Standard"><text:span text:style-name="T4">Pacemaker Remote Nodes:</text:span></text:p>
            <text:p text:style-name="Standard"><text:span text:style-name="T4"><text:s/>Online:</text:span></text:p>
            <text:p text:style-name="Standard"><text:span text:style-name="T4"><text:s/>Standby:</text:span></text:p>
            <text:p text:style-name="Standard"><text:span text:style-name="T4"><text:s/>Standby with resource(s) running:</text:span></text:p>
            <text:p text:style-name="Standard"><text:span text:style-name="T4"><text:s/>Maintenance:</text:span></text:p>
            <text:p text:style-name="Standard"><text:span text:style-name="T4"><text:s/>Offline:</text:span></text:p>
            <text:p text:style-name="P4"/>
            <text:p text:style-name="Standard"><text:span text:style-name="T4">$ corosync-cmapctl | grep members</text:span></text:p>
            <text:p text:style-name="Standard"><text:span text:style-name="T4">runtime.members.1.config_version (u64) = 0</text:span></text:p>
            <text:p text:style-name="Standard"><text:span text:style-name="T4">runtime.members.1.ip (str) = r(0) ip(192.168.0.171)</text:span></text:p>
            <text:p text:style-name="Standard"><text:span text:style-name="T4">runtime.members.1.join_count (u32) = 1</text:span></text:p>
            <text:p text:style-name="Standard"><text:span text:style-name="T4">runtime.members.1.status (str) = joined</text:span></text:p>
            <text:p text:style-name="Standard"><text:span text:style-name="T4">runtime.members.2.config_version (u64) = 0</text:span></text:p>
            <text:p text:style-name="Standard"><text:span text:style-name="T4">runtime.members.2.ip (str) = r(0) ip(192.168.0.172)</text:span></text:p>
            <text:p text:style-name="Standard"><text:span text:style-name="T4">runtime.members.2.join_count (u32) = 1</text:span></text:p>
            <text:p text:style-name="Standard"><text:span text:style-name="T4">runtime.members.2.status (str) = joined</text:span></text:p>
            <text:p text:style-name="P4"/>
            <text:p text:style-name="Standard"><text:span text:style-name="T4">$ pcs status corosync</text:span></text:p>
            <text:p text:style-name="Standard"><text:span text:style-name="T4">Membership information</text:span></text:p>
            <text:p text:style-name="Standard"><text:span text:style-name="T4">----------------------</text:span></text:p>
            <text:p text:style-name="Standard"><text:span text:style-name="T4"><text:s text:c="4"/>Nodeid <text:s text:c="5"/>Votes Name</text:span></text:p>
            <text:p text:style-name="Standard"><text:span text:style-name="T4"><text:s text:c="9"/>1 <text:s text:c="9"/>1 rk8-master (local)</text:span></text:p>
            <text:p text:style-name="Standard"><text:span text:style-name="T4"><text:s text:c="9"/>2 <text:s text:c="9"/>1 rk8-slave</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Standard"><text:span text:style-name="T6">[10] Cluster configuration</text:span></text:p>
      <text:p text:style-name="Standard"><text:span text:style-name="T4">To check the configuration for errors, and there still are some:</text:span></text:p>
      <table:table table:name="Table12" table:style-name="Table12">
        <table:table-column table:style-name="Table12.A"/>
        <text:soft-page-break/>
        <table:table-row table:style-name="Table12.1">
          <table:table-cell table:style-name="Table12.A1" office:value-type="string">
            <text:p text:style-name="Standard"><text:span text:style-name="T4">$ crm_verify -L -V</text:span></text:p>
            <text:p text:style-name="Standard"><text:span text:style-name="T4"><text:s/>error: unpack_resources: Resource start-up disabled since no STONITH resources have been defined</text:span></text:p>
            <text:p text:style-name="Standard"><text:span text:style-name="T4"><text:s/>error: unpack_resources: Either configure some or disable STONITH with the stonith-enabled option</text:span></text:p>
            <text:p text:style-name="Standard"><text:span text:style-name="T4"><text:s/>error: unpack_resources: NOTE: Clusters with shared data need STONITH to ensure data integrity</text:span></text:p>
            <text:p text:style-name="Standard"><text:span text:style-name="T4"><text:s/>Errors found during check: config not valid</text:span></text:p>
          </table:table-cell>
        </table:table-row>
      </table:table>
      <text:p text:style-name="Standard"><text:span text:style-name="T4">The above message tells us that there is still an error regarding STONITH ( Shoot The Other Node In The Head ), which is a mechanism to ensure that you don’t end up with two nodes that both think they are active and claim to be the service and virtual IP owner, also called a split brain situation. </text:span></text:p>
      <text:p text:style-name="Standard"><text:span text:style-name="T4">Above error will be disappeared after all resources are configured correctly.</text:span><text:span text:style-name="T7"><text:line-break/></text:span></text:p>
      <text:p text:style-name="P6"/>
      <text:p text:style-name="Standard"><text:span text:style-name="T6">[11] Since two node cluster will be deployed, the stonith option would not be enable.</text:span></text:p>
      <table:table table:name="Table13" table:style-name="Table13">
        <table:table-column table:style-name="Table13.A"/>
        <table:table-row table:style-name="Table13.1">
          <table:table-cell table:style-name="Table13.A1" office:value-type="string">
            <text:p text:style-name="Standard"><text:span text:style-name="T4">$ pcs property set stonith-enabled=false</text:span></text:p>
          </table:table-cell>
        </table:table-row>
      </table:table>
      <text:p text:style-name="P4"/>
      <text:p text:style-name="P6"/>
      <text:p text:style-name="Standard"><text:span text:style-name="T6">[12] Configure the quorum settings to ignore a low quorum while configuring the behavior of the cluster.</text:span></text:p>
      <table:table table:name="Table14" table:style-name="Table14">
        <table:table-column table:style-name="Table14.A"/>
        <table:table-row table:style-name="Table14.1">
          <table:table-cell table:style-name="Table14.A1" office:value-type="string">
            <text:p text:style-name="Standard"><text:span text:style-name="T4">$ pcs property set no-quorum-policy=ignore</text:span></text:p>
            <text:p text:style-name="Standard"><text:span text:style-name="T4">$ pcs property</text:span></text:p>
            <text:p text:style-name="Standard"><text:span text:style-name="T4">Cluster Properties:</text:span></text:p>
            <text:p text:style-name="Standard"><text:span text:style-name="T4"><text:s/>cluster-infrastructure: corosync</text:span></text:p>
            <text:p text:style-name="Standard"><text:span text:style-name="T4"><text:s/>cluster-name: gpcc-cluster</text:span></text:p>
            <text:p text:style-name="Standard"><text:span text:style-name="T4"><text:s/>dc-version: 2.1.4-5.el8_7.2-dc6eb4362e</text:span></text:p>
            <text:p text:style-name="Standard"><text:span text:style-name="T4"><text:s/>have-watchdog: false</text:span></text:p>
            <text:p text:style-name="Standard"><text:span text:style-name="T4"><text:s/>no-quorum-policy: ignore</text:span></text:p>
            <text:p text:style-name="Standard"><text:span text:style-name="T4"><text:s/>stonith-enabled: false</text:span></text:p>
          </table:table-cell>
        </table:table-row>
      </table:table>
      <text:p text:style-name="Standard"><text:span text:style-name="T4">The quorum describes the minimum number of nodes in the cluster that need to be active in order for the cluster to be available. This can be handy in a situation where a lot of nodes provide simultaneous computing power. When the number of available nodes is too low, it’s better to stop the cluster rather than deliver a non-working service. By default, the quorum is considered too low if the total number of nodes is smaller than twice the number of active nodes. For a two node cluster that means that both nodes need to be available in order for the cluster to be available. In our case this would completely destroy the purpose of the cluster.</text:span></text:p>
      <text:p text:style-name="Standard"><text:span text:style-name="T9"><text:line-break/></text:span></text:p>
      <text:p text:style-name="Standard"><text:span text:style-name="T6">[13] A virtual IP will be added to cluster. This virtual IP is the IP address which will be contacted to reach the services ( the GPDB in this case ). A virtual IP is a resource. To add the resource:</text:span></text:p>
      <table:table table:name="Table15" table:style-name="Table15">
        <table:table-column table:style-name="Table15.A"/>
        <table:table-row table:style-name="Table15.1">
          <table:table-cell table:style-name="Table15.A1" office:value-type="string">
            <text:p text:style-name="Standard"><text:span text:style-name="T4">$ pcs resource create gpdb-vip ocf:heartbeat:IPaddr2 ip=192.168.0.180 cidr_netmask=24 nic=eth0 iflabel=0 op monitor interval=10s on-fail=standby</text:span></text:p>
            <text:p text:style-name="Standard"><text:span text:style-name="T4"><text:s/>gpcc-vip (ocf::heartbeat:IPaddr2): Started</text:span></text:p>
          </table:table-cell>
        </table:table-row>
      </table:table>
      <text:p text:style-name="P7"/>
      <text:p text:style-name="P8"/>
      <text:p text:style-name="Standard"><text:span text:style-name="T6">[14] Looking at the above command, the resource is marked as started. So the new, virtual, IP address should be reachable.</text:span></text:p>
      <table:table table:name="Table16" table:style-name="Table16">
        <table:table-column table:style-name="Table16.A"/>
        <table:table-row table:style-name="Table16.1">
          <table:table-cell table:style-name="Table16.A1" office:value-type="string">
            <text:p text:style-name="Standard"><text:span text:style-name="T4">$ ping -c1 192.168.0.180</text:span></text:p>
            <text:p text:style-name="Standard"><text:span text:style-name="T4">PING 192.168.0.180 (192.168.0.180) 56(84) bytes of data.</text:span></text:p>
            <text:p text:style-name="Standard"><text:span text:style-name="T4">64 bytes from 192.168.0.179: icmp_seq=1 ttl=64 time=0.164 ms</text:span></text:p>
            <text:p text:style-name="P4"/>
            <text:p text:style-name="Standard"><text:span text:style-name="T4">--- 192.168.0.179 ping statistics ---</text:span></text:p>
            <text:p text:style-name="Standard"><text:span text:style-name="T4">1 packets transmitted, 1 received, 0% packet loss, time 0ms</text:span></text:p>
            <text:p text:style-name="Standard"><text:span text:style-name="T4">rtt min/avg/max/mdev = 0.164/0.164/0.164/0.000 ms</text:span></text:p>
          </table:table-cell>
        </table:table-row>
      </table:table>
      <text:p text:style-name="P3"/>
      <text:p text:style-name="P3"/>
      <text:p text:style-name="Standard"><text:span text:style-name="T6">[15] To see who is the current owner of the Resource/Virtual IP:</text:span></text:p>
      <table:table table:name="Table17" table:style-name="Table17">
        <table:table-column table:style-name="Table17.A"/>
        <table:table-row table:style-name="Table17.1">
          <table:table-cell table:style-name="Table17.A1" office:value-type="string">
            <text:p text:style-name="Standard"><text:span text:style-name="T4">$ pcs status | grep gpdb-vip</text:span></text:p>
            <text:p text:style-name="Standard"><text:span text:style-name="T4"><text:s text:c="2"/>* gpdb-vip<text:tab/>(ocf::heartbeat:IPaddr2):<text:tab/> Started rk8-master</text:span></text:p>
          </table:table-cell>
        </table:table-row>
      </table:table>
      <text:p text:style-name="P12"/>
      <text:p text:style-name="P12"/>
      <text:p text:style-name="Standard"><text:span text:style-name="T6">[16] Start GPDB in cluster<text:line-break/></text:span><text:span text:style-name="T4">Now GPDB will be started on master node. From now on, the cluster will be responsible for monitoring if gpdb is running on the master and becoming master role on standby host when master fails. First start gpdb:</text:span></text:p>
      <table:table table:name="Table18" table:style-name="Table18">
        <table:table-column table:style-name="Table18.A"/>
        <table:table-row table:style-name="Table18.1">
          <table:table-cell table:style-name="Table18.A1" office:value-type="string">
            <text:p text:style-name="Standard"><text:span text:style-name="T4">$ su - gpadmin<text:line-break/>$ source $GPHOME/greenplum_path.sh &amp;&amp; gpstart -a</text:span></text:p>
          </table:table-cell>
        </table:table-row>
      </table:table>
      <text:p text:style-name="Standard"><text:span text:style-name="T4">Now that GPDB is running as master role on master host and a resource will be added for the Cluster. Remember that we only need to do this from one node since twol nodes are configured by PCS.</text:span></text:p>
      <text:p text:style-name="P3"/>
      <text:p text:style-name="P3"/>
      <text:p text:style-name="Standard"><text:span text:style-name="T6">[17] A template OCF script need to make a copy and rename the RA something pertinent like “gpdb” from “Dummy”</text:span></text:p>
      <table:table table:name="Table19" table:style-name="Table19">
        <table:table-column table:style-name="Table19.A"/>
        <table:table-row table:style-name="Table19.1">
          <table:table-cell table:style-name="Table19.A1" office:value-type="string">
            <text:p text:style-name="Standard"><text:span text:style-name="T4">$ cp /usr/lib/ocf/resource.d/heartbeat/Dummy /usr/lib/ocf/resource.d/heartbeat/gpdb</text:span></text:p>
          </table:table-cell>
        </table:table-row>
      </table:table>
      <text:p text:style-name="P12"/>
      <text:p text:style-name="P15"><text:span text:style-name="T6">[18] Ensure to make the copy executable</text:span></text:p>
      <table:table table:name="Table20" table:style-name="Table20">
        <table:table-column table:style-name="Table20.A"/>
        <table:table-row table:style-name="Table20.1">
          <table:table-cell table:style-name="Table20.A1" office:value-type="string">
            <text:p text:style-name="Standard"><text:span text:style-name="T4">$ chmod +x /usr/lib/ocf/resource.d/heartbeat/gpdb</text:span></text:p>
          </table:table-cell>
        </table:table-row>
      </table:table>
      <text:p text:style-name="P15"><text:span text:style-name="T6"><text:line-break/></text:span></text:p>
      <text:p text:style-name="Standard"><text:span text:style-name="T6">[19] Change names in the gpdb script to the one we renamed it to</text:span></text:p>
      <table:table table:name="Table21" table:style-name="Table21">
        <table:table-column table:style-name="Table21.A"/>
        <table:table-row table:style-name="Table21.1">
          <table:table-cell table:style-name="Table21.A1" office:value-type="string">
            <text:p text:style-name="Standard"><text:span text:style-name="T4">$ sed -i 's/Dummy/gpdb/g' /usr/lib/ocf/resource.d/heartbeat/gpdb</text:span></text:p>
            <text:p text:style-name="Standard"><text:span text:style-name="T4">$ sed -i 's/dummy/gpdb/g' /usr/lib/ocf/resource.d/heartbeat/gpdb</text:span></text:p>
          </table:table-cell>
        </table:table-row>
      </table:table>
      <text:p text:style-name="P12"/>
      <text:p text:style-name="P12"/>
      <text:p text:style-name="Standard"><text:span text:style-name="T6">[20] Add actions to start, stop and status in RA of GPDB.</text:span></text:p>
      <table:table table:name="Table22" table:style-name="Table22">
        <table:table-column table:style-name="Table22.A"/>
        <table:table-row table:style-name="Table22.1">
          <table:table-cell table:style-name="Table22.A1" office:value-type="string">
            <text:p text:style-name="Standard"><text:span text:style-name="T4">~~ snip</text:span></text:p>
            <text:p text:style-name="Standard"><text:span text:style-name="T4">gpdb_start() {</text:span></text:p>
            <text:p text:style-name="P4"/>
            <text:p text:style-name="Standard"><text:span text:style-name="T6"><text:s text:c="4"/>if [ -z "$(ps -ef | grep postgres | grep 'wal receiver' | grep -v grep)" ] &amp;&amp; [ -z "$(pidof postgres)" ]; then</text:span></text:p>
            <text:p text:style-name="Standard"><text:span text:style-name="T6"><text:s text:c="8"/>su - gpadmin -c "source /usr/local/greenplum-db/greenplum_path.sh &amp;&amp; timeout -s 9 20s gpstart -a"</text:span></text:p>
            <text:p text:style-name="Standard"><text:span text:style-name="T6"><text:s text:c="8"/>if [ $? = <text:s/>$OCF_SUCCESS ]; then</text:span></text:p>
            <text:p text:style-name="Standard"><text:span text:style-name="T6"><text:s text:c="12"/>touch ${OCF_RESKEY_state}</text:span></text:p>
            <text:p text:style-name="Standard"><text:span text:style-name="T6"><text:s text:c="12"/>return $OCF_SUCCESS # - OK</text:span></text:p>
            <text:p text:style-name="Standard"><text:span text:style-name="T6"><text:s text:c="8"/>else</text:span></text:p>
            <text:p text:style-name="Standard"><text:span text:style-name="T6"><text:s text:c="12"/>return $OCF_ERR_GENERIC</text:span></text:p>
            <text:p text:style-name="Standard"><text:span text:style-name="T6"><text:s text:c="8"/>fi</text:span></text:p>
            <text:p text:style-name="Standard"><text:span text:style-name="T6"><text:s text:c="4"/>else</text:span></text:p>
            <text:p text:style-name="Standard"><text:span text:style-name="T6"><text:s text:c="8"/>su - gpadmin -c "source /usr/local/greenplum-db/greenplum_path.sh &amp;&amp; export PGPORT=5432 &amp;&amp; gpactivatestandby -f -a -d /data/master/gpseg-1"</text:span></text:p>
            <text:p text:style-name="Standard"><text:span text:style-name="T6"><text:s text:c="8"/>if [ $? = <text:s/>$OCF_SUCCESS ]; then</text:span></text:p>
            <text:p text:style-name="Standard"><text:span text:style-name="T6"><text:s text:c="12"/>touch ${OCF_RESKEY_state}</text:span></text:p>
            <text:p text:style-name="Standard"><text:span text:style-name="T6"><text:s text:c="12"/>return $OCF_SUCCESS # - OK</text:span></text:p>
            <text:p text:style-name="Standard"><text:span text:style-name="T6"><text:s text:c="8"/>else</text:span></text:p>
            <text:p text:style-name="Standard"><text:span text:style-name="T6"><text:s text:c="12"/>return $OCF_ERR_GENERIC</text:span></text:p>
            <text:p text:style-name="Standard"><text:span text:style-name="T6"><text:s text:c="8"/>fi</text:span></text:p>
            <text:p text:style-name="Standard"><text:span text:style-name="T6"><text:s text:c="4"/>fi</text:span></text:p>
            <text:p text:style-name="P4"/>
            <text:p text:style-name="Standard"><text:span text:style-name="T4">}</text:span></text:p>
            <text:p text:style-name="P4"/>
            <text:p text:style-name="P4"/>
            <text:p text:style-name="Standard"><text:span text:style-name="T4">gpdb_stop() {</text:span></text:p>
            <text:p text:style-name="P4"/>
            <text:p text:style-name="Standard"><text:span text:style-name="T6"><text:s text:c="4"/>if [ -z "$(ps -ef | grep postgres | grep 'wal receiver' | grep -v grep)" ]; then</text:span></text:p>
            <text:p text:style-name="Standard"><text:span text:style-name="T6"><text:s text:c="8"/>su - gpadmin -c "source /usr/local/greenplum-db/greenplum_path.sh &amp;&amp; timeout -s 9 10s gpstop -a"</text:span></text:p>
            <text:p text:style-name="Standard"><text:span text:style-name="T6"><text:s text:c="8"/>if [ $? = <text:s/>$OCF_SUCCESS ]; then</text:span></text:p>
            <text:p text:style-name="Standard"><text:span text:style-name="T6"><text:s text:c="12"/>rm ${OCF_RESKEY_state}</text:span></text:p>
            <text:p text:style-name="Standard"><text:span text:style-name="T6"><text:s text:c="12"/>return $OCF_SUCCESS</text:span></text:p>
            <text:p text:style-name="Standard"><text:span text:style-name="T6"><text:s text:c="8"/>else</text:span></text:p>
            <text:p text:style-name="Standard"><text:span text:style-name="T6"><text:s text:c="12"/>if [ ! -z "$(pidof postgres)" ]; then</text:span></text:p>
            <text:p text:style-name="Standard"><text:span text:style-name="T6"><text:s text:c="16"/>kill -9 $(pidof postgres)</text:span></text:p>
            <text:p text:style-name="Standard"><text:span text:style-name="T6"><text:s text:c="16"/>rm -rf /tmp/.s.PGSQL.*</text:span></text:p>
            <text:p text:style-name="Standard"><text:span text:style-name="T6"><text:s text:c="16"/>rm ${OCF_RESKEY_state}</text:span></text:p>
            <text:p text:style-name="Standard"><text:span text:style-name="T6"><text:s text:c="16"/>return $OCF_SUCCESS</text:span></text:p>
            <text:p text:style-name="Standard"><text:span text:style-name="T6"><text:s text:c="12"/>else</text:span></text:p>
            <text:p text:style-name="Standard"><text:span text:style-name="T6"><text:s text:c="16"/>return $OCF_SUCCESS</text:span></text:p>
            <text:p text:style-name="Standard"><text:span text:style-name="T6"><text:s text:c="12"/>fi</text:span></text:p>
            <text:p text:style-name="Standard"><text:span text:style-name="T6"><text:s text:c="8"/>fi</text:span></text:p>
            <text:p text:style-name="Standard"><text:span text:style-name="T6"><text:s text:c="4"/>fi</text:span></text:p>
            <text:p text:style-name="P4"/>
            <text:p text:style-name="Standard"><text:span text:style-name="T4">}</text:span></text:p>
            <text:p text:style-name="P4"/>
            <text:p text:style-name="P4"/>
            <text:p text:style-name="Standard"><text:span text:style-name="T4">gpdb_monitor() {</text:span></text:p>
            <text:p text:style-name="Standard"><text:span text:style-name="T4"><text:s text:c="4"/># Monitor _MUST!_ differentiate correctly between running</text:span></text:p>
            <text:p text:style-name="Standard"><text:span text:style-name="T4"><text:s text:c="4"/># (SUCCESS), failed (ERROR) or _cleanly_ stopped (NOT RUNNING).</text:span></text:p>
            <text:p text:style-name="Standard"><text:span text:style-name="T4"><text:s text:c="4"/># That is THREE states, not just yes/no.</text:span></text:p>
            <text:p text:style-name="P4"/>
            <text:p text:style-name="Standard"><text:span text:style-name="T6"><text:s text:c="4"/>if [ -f ${OCF_RESKEY_state} ]; then</text:span></text:p>
            <text:p text:style-name="Standard"><text:span text:style-name="T6"><text:s text:c="8"/>su - gpadmin -c "source /usr/local/greenplum-db/greenplum_path.sh &amp;&amp; timeout -s 9 5s gpstate -Q &gt; /dev/null 2&gt;&amp;1"</text:span></text:p>
            <text:p text:style-name="Standard"><text:span text:style-name="T6"><text:s text:c="8"/>if [ $? = <text:s/>$OCF_SUCCESS ]; then</text:span></text:p>
            <text:p text:style-name="Standard"><text:span text:style-name="T6"><text:s text:c="12"/>return $OCF_SUCCESS</text:span></text:p>
            <text:p text:style-name="Standard"><text:span text:style-name="T6"><text:s text:c="8"/>else</text:span></text:p>
            <text:p text:style-name="Standard"><text:span text:style-name="T6"><text:s text:c="12"/>su - gpadmin -c "timeout -s 9 5s psql -h localhost -c \"select 100 from pg_database where datname='gpadmin'\"" \</text:span></text:p>
            <text:p text:style-name="Standard"><text:span text:style-name="T6"><text:s text:c="12"/>&gt; /dev/null 2&gt;&amp;1</text:span></text:p>
            <text:p text:style-name="Standard"><text:span text:style-name="T6"><text:s text:c="12"/>if [ $? = <text:s/>$OCF_SUCCESS ]; then</text:span></text:p>
            <text:p text:style-name="Standard"><text:span text:style-name="T6"><text:s text:c="16"/>return $OCF_SUCCESS</text:span></text:p>
            <text:p text:style-name="Standard"><text:span text:style-name="T6"><text:s text:c="12"/>else</text:span></text:p>
            <text:p text:style-name="Standard"><text:span text:style-name="T6"><text:s text:c="16"/>if [ -z "$(ps -ef | grep postgres | grep 'wal sender')" ]; then</text:span></text:p>
            <text:p text:style-name="Standard"><text:span text:style-name="T6"><text:s text:c="20"/>kill -9 $(pidof postgres)</text:span></text:p>
            <text:p text:style-name="Standard"><text:span text:style-name="T6"><text:s text:c="20"/>rm -rf /tmp/.s.PGSQL.*</text:span></text:p>
            <text:p text:style-name="Standard"><text:span text:style-name="T6"><text:s text:c="20"/>rm ${OCF_RESKEY_state}</text:span></text:p>
            <text:p text:style-name="Standard"><text:span text:style-name="T6"><text:s text:c="16"/>else</text:span></text:p>
            <text:p text:style-name="Standard"><text:span text:style-name="T6"><text:s text:c="20"/>kill -9 $(pidof postgres)</text:span></text:p>
            <text:p text:style-name="Standard"><text:span text:style-name="T6"><text:s text:c="20"/>rm -rf /tmp/.s.PGSQL.*</text:span></text:p>
            <text:p text:style-name="Standard"><text:span text:style-name="T6"><text:s text:c="20"/>rm ${OCF_RESKEY_state}</text:span></text:p>
            <text:p text:style-name="Standard"><text:span text:style-name="T6"><text:s text:c="16"/>fi</text:span></text:p>
            <text:p text:style-name="Standard"><text:span text:style-name="T6"><text:s text:c="12"/>fi</text:span></text:p>
            <text:p text:style-name="Standard"><text:span text:style-name="T6"><text:s text:c="8"/>fi</text:span></text:p>
            <text:p text:style-name="Standard"><text:span text:style-name="T6"><text:s text:c="4"/>fi</text:span></text:p>
            <text:p text:style-name="P4"/>
            <text:p text:style-name="Standard"><text:span text:style-name="T4"><text:s text:c="4"/>if false ; then</text:span></text:p>
            <text:p text:style-name="Standard"><text:span text:style-name="T4"><text:s text:c="8"/>return $OCF_ERR_GENERIC</text:span></text:p>
            <text:p text:style-name="Standard"><text:span text:style-name="T4"><text:s text:c="4"/>fi</text:span></text:p>
            <text:p text:style-name="P4"/>
            <text:p text:style-name="Standard"><text:span text:style-name="T4"><text:s text:c="4"/>if ! ocf_is_probe &amp;&amp; [ "$__OCF_ACTION" = "monitor" ]; then</text:span></text:p>
            <text:p text:style-name="Standard"><text:span text:style-name="T4"><text:s text:c="8"/># set exit string only when NOT_RUNNING occurs during an actual monitor operation.</text:span></text:p>
            <text:p text:style-name="Standard"><text:span text:style-name="T4"><text:s text:c="8"/>ocf_exit_reason "No process state file found"</text:span></text:p>
            <text:p text:style-name="Standard"><text:span text:style-name="T4"><text:s text:c="4"/>fi</text:span></text:p>
            <text:p text:style-name="Standard"><text:span text:style-name="T4"><text:s text:c="4"/>return $OCF_NOT_RUNNING</text:span></text:p>
            <text:p text:style-name="P4"/>
            <text:p text:style-name="Standard"><text:span text:style-name="T4">}</text:span></text:p>
            <text:p text:style-name="P4"/>
            <text:p text:style-name="Standard"><text:span text:style-name="T4">~~ snip</text:span></text:p>
          </table:table-cell>
        </table:table-row>
      </table:table>
      <text:p text:style-name="P15"><text:span text:style-name="T4">Now a Resource Agent can be run and managed with a shell script. Arguments will be passed through the agent to the calling script which is supplied by it.</text:span></text:p>
      <text:p text:style-name="P3"/>
      <text:p text:style-name="P3"/>
      <text:p text:style-name="Standard"><text:span text:style-name="T6">[21] Now copy it over to each of the cluster nodes, install and test it.</text:span></text:p>
      <table:table table:name="Table23" table:style-name="Table23">
        <table:table-column table:style-name="Table23.A"/>
        <table:table-row table:style-name="Table23.1">
          <table:table-cell table:style-name="Table23.A1" office:value-type="string">
            <text:p text:style-name="Standard"><text:span text:style-name="T4">$ scp /usr/lib/ocf/resource.d/heartbeat/gpdb root@rk8-slave:/usr/lib/ocf/resource.d/heartbeat/</text:span></text:p>
          </table:table-cell>
        </table:table-row>
      </table:table>
      <text:p text:style-name="P3"/>
      <text:p text:style-name="P3"/>
      <text:p text:style-name="Standard"><text:span text:style-name="T6">[22] Test your agent using ocf-tester to catch any mistakes (on remote nodes). We want to do this on all nodes to ensure they are configured / have correct dependencies to run our script. Node: provide it with full path to script.</text:span></text:p>
      <table:table table:name="Table24" table:style-name="Table24">
        <table:table-column table:style-name="Table24.A"/>
        <table:table-row table:style-name="Table24.1">
          <table:table-cell table:style-name="Table24.A1" office:value-type="string">
            <text:p text:style-name="P15"><text:span text:style-name="T4">$ ocf-tester -n /usr/lib/ocf/resource.d/heartbeat/gpdb</text:span></text:p>
          </table:table-cell>
        </table:table-row>
      </table:table>
      <text:p text:style-name="P15"><text:span text:style-name="T6"><text:line-break/></text:span></text:p>
      <text:p text:style-name="Standard"><text:span text:style-name="T6">[23] Try executing gpdb resource agent in a shell and make sure it executes w/o any major errors. Again like previous example we should check each of the nodes. <text:s text:c="2"/></text:span></text:p>
      <table:table table:name="Table25" table:style-name="Table25">
        <table:table-column table:style-name="Table25.A"/>
        <table:table-row table:style-name="Table25.1">
          <table:table-cell table:style-name="Table25.A1" office:value-type="string">
            <text:p text:style-name="Standard"><text:span text:style-name="T4">$ export OCF_ROOT=/usr/lib/ocf; bash -x /usr/lib/ocf/resource.d/heartbeat/gpdb start # or stop, monitor</text:span></text:p>
          </table:table-cell>
        </table:table-row>
      </table:table>
      <text:p text:style-name="P12"/>
      <text:p text:style-name="P12"><text:soft-page-break/></text:p>
      <text:p text:style-name="Standard"><text:span text:style-name="T6">[24] Add the gpdb monitoring resource agent to Pacemaker using pcs.<text:line-break/>This should be done on all nodes in cluster you want that resource agent to monitor on.</text:span></text:p>
      <table:table table:name="Table26" table:style-name="Table26">
        <table:table-column table:style-name="Table26.A"/>
        <table:table-row table:style-name="Table26.1">
          <table:table-cell table:style-name="Table26.A1" office:value-type="string">
            <text:p text:style-name="Standard"><text:span text:style-name="T4">$ pcs resource create gpdb ocf:heartbeat:gpdb op monitor timeout=10s interval=10s on-fail=standby</text:span></text:p>
          </table:table-cell>
        </table:table-row>
      </table:table>
      <text:p text:style-name="P13"/>
      <text:p text:style-name="P13"/>
      <text:p text:style-name="Standard"><text:span text:style-name="T6">[25] To see status of cluster</text:span></text:p>
      <table:table table:name="Table27" table:style-name="Table27">
        <table:table-column table:style-name="Table27.A"/>
        <table:table-row table:style-name="Table27.1">
          <table:table-cell table:style-name="Table27.A1" office:value-type="string">
            <text:p text:style-name="Standard"><text:span text:style-name="T4">$ pcs status</text:span></text:p>
          </table:table-cell>
        </table:table-row>
      </table:table>
      <text:p text:style-name="P12"/>
      <text:p text:style-name="P12"/>
      <text:p text:style-name="Standard"><text:span text:style-name="T6">[26] Which should show your newly added resource agent and some additional status information that can be helpful in debugging. To show detailed information about only the gpdb monitoring resource agent run the following:</text:span></text:p>
      <table:table table:name="Table28" table:style-name="Table28">
        <table:table-column table:style-name="Table28.A"/>
        <table:table-row table:style-name="Table28.1">
          <table:table-cell table:style-name="Table28.A1" office:value-type="string">
            <text:p text:style-name="Standard"><text:span text:style-name="T4">$ pcs resource show gpdb</text:span></text:p>
          </table:table-cell>
        </table:table-row>
      </table:table>
      <text:p text:style-name="P12"/>
      <text:p text:style-name="P3"/>
      <text:p text:style-name="Standard"><text:span text:style-name="T6">[27] You can also run gpdb resource agent action with the same cmd. This can be useful to test if a certain action isn’t working properly.</text:span></text:p>
      <table:table table:name="Table29" table:style-name="Table29">
        <table:table-column table:style-name="Table29.A"/>
        <table:table-row table:style-name="Table29.1">
          <table:table-cell table:style-name="Table29.A1" office:value-type="string">
            <text:p text:style-name="Standard"><text:span text:style-name="T4">$ pcs resource debug-start gpdb</text:span></text:p>
            <text:p text:style-name="Standard"><text:span text:style-name="T4">$ pcs resource debug-stop gpdb</text:span></text:p>
            <text:p text:style-name="Standard"><text:span text:style-name="T4">$ pcs resource debug-monitor gpdb</text:span></text:p>
          </table:table-cell>
        </table:table-row>
      </table:table>
      <text:p text:style-name="P3"/>
      <text:p text:style-name="P3"/>
      <text:p text:style-name="Standard"><text:span text:style-name="T6">[28] A template OCF script need to make a copy and rename the RA something pertinent like “gpcc” from “Dummy”</text:span></text:p>
      <table:table table:name="Table30" table:style-name="Table30">
        <table:table-column table:style-name="Table30.A"/>
        <table:table-row table:style-name="Table30.1">
          <table:table-cell table:style-name="Table30.A1" office:value-type="string">
            <text:p text:style-name="Standard"><text:span text:style-name="T4">$ cp /usr/lib/ocf/resource.d/heartbeat/Dummy /usr/lib/ocf/resource.d/heartbeat/gpcc</text:span></text:p>
          </table:table-cell>
        </table:table-row>
      </table:table>
      <text:p text:style-name="P15"><text:span text:style-name="T6"><text:line-break/></text:span></text:p>
      <text:p text:style-name="Standard"><text:span text:style-name="T6">[29] Ensure to make the copy executable</text:span></text:p>
      <table:table table:name="Table31" table:style-name="Table31">
        <table:table-column table:style-name="Table31.A"/>
        <table:table-row table:style-name="Table31.1">
          <table:table-cell table:style-name="Table31.A1" office:value-type="string">
            <text:p text:style-name="Standard"><text:span text:style-name="T4">$ chmod +x /usr/lib/ocf/resource.d/heartbeat/gpcc</text:span></text:p>
          </table:table-cell>
        </table:table-row>
      </table:table>
      <text:p text:style-name="P15"><text:span text:style-name="T6"><text:line-break/></text:span></text:p>
      <text:p text:style-name="Standard"><text:span text:style-name="T6">[30] Change names in the gpcc script to the one we renamed it to</text:span></text:p>
      <table:table table:name="Table32" table:style-name="Table32">
        <table:table-column table:style-name="Table32.A"/>
        <table:table-row table:style-name="Table32.1">
          <table:table-cell table:style-name="Table32.A1" office:value-type="string">
            <text:p text:style-name="Standard"><text:span text:style-name="T4">$ sed -i 's/Dummy/gpcc/g' /usr/lib/ocf/resource.d/heartbeat/gpcc</text:span></text:p>
            <text:p text:style-name="Standard"><text:span text:style-name="T4">$ sed -i 's/dummy/gpcc/g' /usr/lib/ocf/resource.d/heartbeat/gpcc</text:span></text:p>
          </table:table-cell>
        </table:table-row>
      </table:table>
      <text:p text:style-name="P3"/>
      <text:p text:style-name="P3"/>
      <text:p text:style-name="P3"/>
      <text:p text:style-name="Standard"><text:span text:style-name="T6">[31] Modify actions to start, stop and status in RA of GPCC.</text:span></text:p>
      <table:table table:name="Table33" table:style-name="Table33">
        <table:table-column table:style-name="Table33.A"/>
        <table:table-row table:style-name="Table33.1">
          <table:table-cell table:style-name="Table33.A1" office:value-type="string">
            <text:p text:style-name="Standard"><text:span text:style-name="T4">$ vi /usr/lib/ocf/resource.d/heartbeat/gpcc</text:span></text:p>
            <text:p text:style-name="Standard"><text:span text:style-name="T4">~~ snip</text:span></text:p>
            <text:p text:style-name="Standard"><text:span text:style-name="T4">gpcc_start() {</text:span></text:p>
            <text:p text:style-name="P4"/>
            <text:p text:style-name="Standard"><text:span text:style-name="T6"><text:s text:c="4"/>su - gpadmin -c "source /usr/local/greenplum-db/greenplum_path.sh &amp;&amp; source /usr/local/greenplum-cc/gpcc_path.sh &amp;&amp; gpcc start"</text:span></text:p>
            <text:p text:style-name="Standard"><text:span text:style-name="T6"><text:s text:c="4"/>if [ $? = <text:s/>$OCF_SUCCESS ]; then</text:span></text:p>
            <text:p text:style-name="Standard"><text:span text:style-name="T6"><text:s text:c="8"/>return $OCF_SUCCESS</text:span></text:p>
            <text:p text:style-name="Standard"><text:span text:style-name="T6"><text:s text:c="4"/>fi</text:span></text:p>
            <text:p text:style-name="Standard"><text:span text:style-name="T4"><text:s text:c="4"/>touch ${OCF_RESKEY_state}</text:span></text:p>
            <text:p text:style-name="P4"/>
            <text:p text:style-name="Standard"><text:span text:style-name="T4">}</text:span></text:p>
            <text:p text:style-name="P4"/>
            <text:p text:style-name="Standard"><text:span text:style-name="T4">gpcc_stop() {</text:span></text:p>
            <text:p text:style-name="P4"/>
            <text:p text:style-name="Standard"><text:span text:style-name="T6"><text:s text:c="4"/>su - gpadmin -c "source /usr/local/greenplum-db/greenplum_path.sh &amp;&amp; source /usr/local/greenplum-cc/gpcc_path.sh &amp;&amp; timeout -s 9 10s gpcc stop"</text:span></text:p>
            <text:p text:style-name="Standard"><text:span text:style-name="T6"><text:s text:c="4"/>if [ $? != 0 ]; then</text:span></text:p>
            <text:p text:style-name="Standard"><text:span text:style-name="T6"><text:s text:c="8"/>kill -9 $(ps -ef | grep -v grep | grep gpccws | awk '{print $2}')</text:span></text:p>
            <text:p text:style-name="Standard"><text:span text:style-name="T6"><text:s text:c="8"/>return <text:s/>0</text:span></text:p>
            <text:p text:style-name="Standard"><text:span text:style-name="T6"><text:s text:c="4"/>fi</text:span></text:p>
            <text:p text:style-name="P4"/>
            <text:p text:style-name="Standard"><text:span text:style-name="T4"><text:s text:c="4"/>if [ $? = <text:s/>$OCF_SUCCESS ]; then</text:span></text:p>
            <text:p text:style-name="Standard"><text:span text:style-name="T4"><text:s text:c="8"/>rm ${OCF_RESKEY_state}</text:span></text:p>
            <text:p text:style-name="Standard"><text:span text:style-name="T4"><text:s text:c="4"/>fi</text:span></text:p>
            <text:p text:style-name="Standard"><text:span text:style-name="T4"><text:s text:c="4"/>return $OCF_SUCCESS</text:span></text:p>
            <text:p text:style-name="P4"/>
            <text:p text:style-name="Standard"><text:span text:style-name="T4">}</text:span></text:p>
            <text:p text:style-name="P4"/>
            <text:p text:style-name="Standard"><text:span text:style-name="T4">gpcc_monitor() {</text:span></text:p>
            <text:p text:style-name="P4"/>
            <text:p text:style-name="Standard"><text:span text:style-name="T4"><text:s text:c="8"/># Monitor _MUST!_ differentiate correctly between running</text:span></text:p>
            <text:p text:style-name="Standard"><text:span text:style-name="T4"><text:s text:c="8"/># (SUCCESS), failed (ERROR) or _cleanly_ stopped (NOT RUNNING).</text:span></text:p>
            <text:p text:style-name="Standard"><text:span text:style-name="T4"><text:s text:c="8"/># That is THREE states, not just yes/no.</text:span></text:p>
            <text:p text:style-name="P3"/>
            <text:p text:style-name="Standard"><text:span text:style-name="T6"><text:s text:c="8"/>( su - gpadmin -c "source /usr/local/greenplum-db/greenplum_path.sh &amp;&amp; source /usr/local/greenplum-cc/gpcc_path.sh &amp;&amp; gpcc status | grep -E 'webserver: running' &gt; /dev/null 2&gt;&amp;1" ) &amp;&amp; \</text:span></text:p>
            <text:p text:style-name="Standard"><text:span text:style-name="T6"><text:s text:c="8"/>( su - gpadmin -c "source /usr/local/greenplum-db/greenplum_path.sh &amp;&amp; source /usr/local/greenplum-cc/gpcc_path.sh &amp;&amp; gpcc status | grep -E 'agents running' &gt; /dev/null 2&gt;&amp;1" ) &amp;&amp; \</text:span></text:p>
            <text:p text:style-name="Standard"><text:span text:style-name="T6"><text:s text:c="8"/>( curl -I --insecure --connect-timeout 5 https://localhost:28080 &gt; /dev/null 2&gt;&amp;1 )</text:span></text:p>
            <text:p text:style-name="Standard"><text:span text:style-name="T6"><text:s text:c="8"/>if [ $? = <text:s/>$OCF_SUCCESS ]; then</text:span></text:p>
            <text:p text:style-name="Standard"><text:span text:style-name="T6"><text:s text:c="12"/>return $OCF_SUCCESS</text:span></text:p>
            <text:p text:style-name="Standard"><text:span text:style-name="T6"><text:s text:c="8"/>fi</text:span></text:p>
            <text:p text:style-name="Standard"><text:span text:style-name="T4"><text:s text:c="8"/>if false ; then</text:span></text:p>
            <text:p text:style-name="Standard"><text:span text:style-name="T4"><text:s text:c="16"/>return $OCF_ERR_GENERIC</text:span></text:p>
            <text:p text:style-name="Standard"><text:span text:style-name="T4"><text:s text:c="8"/>fi</text:span></text:p>
            <text:p text:style-name="P4"/>
            <text:p text:style-name="Standard"><text:span text:style-name="T4"><text:s text:c="8"/>if ! ocf_is_probe &amp;&amp; [ "$__OCF_ACTION" = "monitor" ]; then</text:span></text:p>
            <text:p text:style-name="Standard"><text:span text:style-name="T4"><text:s text:c="16"/># set exit string only when NOT_RUNNING occurs during an actual monitor operation.</text:span></text:p>
            <text:p text:style-name="Standard"><text:span text:style-name="T4"><text:s text:c="16"/>ocf_exit_reason "No process state file found"</text:span></text:p>
            <text:p text:style-name="Standard"><text:span text:style-name="T4"><text:s text:c="8"/>fi</text:span></text:p>
            <text:p text:style-name="Standard"><text:span text:style-name="T4"><text:s text:c="8"/>return $OCF_NOT_RUNNING</text:span></text:p>
            <text:p text:style-name="Standard"><text:span text:style-name="T4">}</text:span></text:p>
            <text:p text:style-name="P4"/>
            <text:p text:style-name="Standard"><text:span text:style-name="T4">~~ snip</text:span></text:p>
          </table:table-cell>
        </table:table-row>
      </table:table>
      <text:p text:style-name="P15"><text:span text:style-name="T4">Now a GPCC Resource Agent can be run and managed with a shell script. Arguments will be passed through the agent to the calling script which is supplied by it.</text:span></text:p>
      <text:p text:style-name="P13"/>
      <text:p text:style-name="P15"><text:span text:style-name="T6">[32] Now copy it over to each of the cluster nodes, install and test it.</text:span></text:p>
      <table:table table:name="Table34" table:style-name="Table34">
        <table:table-column table:style-name="Table34.A"/>
        <table:table-row table:style-name="Table34.1">
          <table:table-cell table:style-name="Table34.A1" office:value-type="string">
            <text:p text:style-name="Standard"><text:span text:style-name="T4">$ scp /usr/lib/ocf/resource.d/heartbeat/gpcc root@rk8-slave:/usr/lib/ocf/resource.d/heartbeat/</text:span></text:p>
          </table:table-cell>
        </table:table-row>
      </table:table>
      <text:p text:style-name="P3"/>
      <text:p text:style-name="P3"/>
      <text:p text:style-name="Standard"><text:span text:style-name="T6">[33] Test your gpcc resource agent using ocf-tester to catch any mistakes (on remote nodes). We want to do this on all nodes to ensure they are configured / have correct dependencies to run our script. Node: provide it with full path to script.</text:span></text:p>
      <table:table table:name="Table35" table:style-name="Table35">
        <table:table-column table:style-name="Table35.A"/>
        <table:table-row table:style-name="Table35.1">
          <table:table-cell table:style-name="Table35.A1" office:value-type="string">
            <text:p text:style-name="P20"><text:span text:style-name="T4">$ ocf-tester -n /usr/lib/ocf/resource.d/heartbeat/gpcc</text:span></text:p>
          </table:table-cell>
        </table:table-row>
      </table:table>
      <text:p text:style-name="P15"><text:span text:style-name="T6"><text:line-break/></text:span></text:p>
      <text:p text:style-name="Standard"><text:span text:style-name="T6">[34] Try executing gpcc resource agent in a shell and make sure it executes w/o any major errors. Again like previous example we should check each of the nodes. <text:s text:c="2"/></text:span></text:p>
      <table:table table:name="Table36" table:style-name="Table36">
        <table:table-column table:style-name="Table36.A"/>
        <table:table-row table:style-name="Table36.1">
          <table:table-cell table:style-name="Table36.A1" office:value-type="string">
            <text:p text:style-name="Standard"><text:span text:style-name="T4">$ export OCF_ROOT=/usr/lib/ocf; bash -x /usr/lib/ocf/resource.d/heartbeat/gpcc start # or status, monitor</text:span></text:p>
          </table:table-cell>
        </table:table-row>
      </table:table>
      <text:p text:style-name="P12"/>
      <text:p text:style-name="P12"/>
      <text:p text:style-name="Standard"><text:span text:style-name="T6">[35] Add the resource to Pacemaker using pcs.<text:line-break/>This should be done on all nodes in cluster you want that resource agent to monitor on.</text:span></text:p>
      <table:table table:name="Table37" table:style-name="Table37">
        <table:table-column table:style-name="Table37.A"/>
        <table:table-row table:style-name="Table37.1">
          <table:table-cell table:style-name="Table37.A1" office:value-type="string">
            <text:p text:style-name="Standard"><text:span text:style-name="T4">$ pcs resource create gpcc ocf:heartbeat:gpcc op monitor timeout=10s interval=10s on-fail=standby</text:span></text:p>
          </table:table-cell>
        </table:table-row>
      </table:table>
      <text:p text:style-name="P13"/>
      <text:p text:style-name="P13"/>
      <text:p text:style-name="Standard"><text:span text:style-name="T6">[36] To see status of cluster</text:span></text:p>
      <table:table table:name="Table38" table:style-name="Table38">
        <table:table-column table:style-name="Table38.A"/>
        <table:table-row table:style-name="Table38.1">
          <table:table-cell table:style-name="Table38.A1" office:value-type="string">
            <text:p text:style-name="Standard"><text:span text:style-name="T4">$ pcs status</text:span></text:p>
          </table:table-cell>
        </table:table-row>
      </table:table>
      <text:p text:style-name="P12"/>
      <text:p text:style-name="P12"/>
      <text:p text:style-name="Standard"><text:span text:style-name="T6">[37] Which should show your newly added resource agent and some additional status information that can be helpful in debugging. To show detailed information about only the health-agent resource run the following:</text:span></text:p>
      <table:table table:name="Table39" table:style-name="Table39">
        <table:table-column table:style-name="Table39.A"/>
        <table:table-row table:style-name="Table39.1">
          <table:table-cell table:style-name="Table39.A1" office:value-type="string">
            <text:p text:style-name="Standard"><text:span text:style-name="T4">$ pcs resource show gpcc</text:span></text:p>
          </table:table-cell>
        </table:table-row>
      </table:table>
      <text:p text:style-name="P12"/>
      <text:p text:style-name="P12"><text:soft-page-break/></text:p>
      <text:p text:style-name="P3"/>
      <text:p text:style-name="P3"/>
      <text:p text:style-name="P3"/>
      <text:p text:style-name="Standard"><text:span text:style-name="T6">[38] You can also run resource agent action cmds with the same cmd. This can be useful to test if a certain action isn’t working properly.</text:span></text:p>
      <table:table table:name="Table40" table:style-name="Table40">
        <table:table-column table:style-name="Table40.A"/>
        <table:table-row table:style-name="Table40.1">
          <table:table-cell table:style-name="Table40.A1" office:value-type="string">
            <text:p text:style-name="Standard"><text:span text:style-name="T4">$ pcs resource debug-start gpcc</text:span></text:p>
            <text:p text:style-name="Standard"><text:span text:style-name="T4">$ pcs resource debug-stop gpcc</text:span></text:p>
            <text:p text:style-name="Standard"><text:span text:style-name="T4">$ pcs resource debug-monitor gpcc</text:span></text:p>
          </table:table-cell>
        </table:table-row>
      </table:table>
      <text:p text:style-name="P12"/>
      <text:p text:style-name="P3"/>
      <text:p text:style-name="Standard"><text:span text:style-name="T6">[39] You can also run resource agent action cmds with the same cmd. This can be useful to test if a certain action isn’t working properly.</text:span></text:p>
      <table:table table:name="Table41" table:style-name="Table41">
        <table:table-column table:style-name="Table41.A"/>
        <table:table-row table:style-name="Table41.1">
          <table:table-cell table:style-name="Table41.A1" office:value-type="string">
            <text:p text:style-name="Standard"><text:span text:style-name="T4">$ pcs resource create gpcc ocf:heartbeat:gpcc op monitor timeout=10s interval=10s</text:span></text:p>
          </table:table-cell>
        </table:table-row>
      </table:table>
      <text:p text:style-name="P15"><text:span text:style-name="T6"># on-fail options will not be added on gpcc resource agent since it does not need to run on master host only and can be run on either master or slave node.</text:span></text:p>
      <text:p text:style-name="P3"/>
      <text:p text:style-name="P3"/>
      <text:p text:style-name="Standard"><text:span text:style-name="T6">[40] Configure resource agents at which host should be prefer to run</text:span></text:p>
      <table:table table:name="Table42" table:style-name="Table42">
        <table:table-column table:style-name="Table42.A"/>
        <table:table-row table:style-name="Table42.1">
          <table:table-cell table:style-name="Table42.A1" office:value-type="string">
            <text:p text:style-name="Standard"><text:span text:style-name="T4">$ pcs constraint location gpdb prefers rk8-master=50</text:span></text:p>
            <text:p text:style-name="Standard"><text:span text:style-name="T4">$ pcs constraint location gpdb-vip prefers rk8-master=50</text:span></text:p>
            <text:p text:style-name="Standard"><text:span text:style-name="T4">$ pcs constraint location gpcc prefers rk8-slave=50</text:span></text:p>
          </table:table-cell>
        </table:table-row>
      </table:table>
      <text:p text:style-name="P12"/>
      <text:p text:style-name="P3"/>
      <text:p text:style-name="Standard"><text:span text:style-name="T6">[41] Configure gpdb and gpdb-vip resources always run on same node.</text:span></text:p>
      <text:p text:style-name="Standard"><text:span text:style-name="T6">By default, the cluster will try to balance the resources over the cluster. That means that the gpdb, which is a resource, will be started on a different node than the gpdb-vip. Starting to run gpactivatestandby on a node that isn’t the owner of the Virtual IP will cause it to fail gpcc since we configured gpcc to connect into the Virtual IP. In order to make sure that the Virtual IP and gpdb monitoring agent always stay together, we can add a constraint:</text:span></text:p>
      <table:table table:name="Table43" table:style-name="Table43">
        <table:table-column table:style-name="Table43.A"/>
        <table:table-row table:style-name="Table43.1">
          <table:table-cell table:style-name="Table43.A1" office:value-type="string">
            <text:p text:style-name="Standard"><text:span text:style-name="T4">$ pcs constraint colocation add gpdb with gpdb-vip INFINITY</text:span></text:p>
            <text:p text:style-name="Standard"><text:span text:style-name="T4">$ pcs constraint order gpdb then gpdb-vip</text:span></text:p>
          </table:table-cell>
        </table:table-row>
      </table:table>
      <text:p text:style-name="P12"/>
      <text:p text:style-name="P12"/>
      <text:p text:style-name="P3"/>
      <text:p text:style-name="P3"/>
      <text:p text:style-name="P3"/>
      <text:p text:style-name="P3"/>
      <text:p text:style-name="P3"/>
      <text:p text:style-name="P3"/>
      <text:p text:style-name="P3"/>
      <text:p text:style-name="Standard"><text:span text:style-name="T6">[42] Pacemaker has the concept of resource stickiness, which controls how strongly a service prefers to stay running where it is. You may like to think of it as the "cost" of any downtime. By default, Pacemaker assumes there is zero cost associated with moving resources and will do so to achieve "optimal" resource placement. We can specify a different stickiness for every resource. In this case resources will not stay for the certain period of time and take over right away into other node if these are failed. Because FAILED will be marked on host when gpdb, gpdb-vip resource fails and these would not be rollback automatically in this case.</text:span></text:p>
      <table:table table:name="Table44" table:style-name="Table44">
        <table:table-column table:style-name="Table44.A"/>
        <table:table-row table:style-name="Table44.1">
          <table:table-cell table:style-name="Table44.A1" office:value-type="string">
            <text:p text:style-name="Standard"><text:span text:style-name="T4">$ pcs resource meta gpdb resource-stickiness=0</text:span></text:p>
            <text:p text:style-name="Standard"><text:span text:style-name="T4">$ pcs resource meta gpdb-vip resource-stickiness=0</text:span></text:p>
            <text:p text:style-name="Standard"><text:span text:style-name="T4">$ pcs resource meta gpcc resource-stickiness=0</text:span></text:p>
          </table:table-cell>
        </table:table-row>
      </table:table>
      <text:p text:style-name="P15"><text:span text:style-name="T4">FYI, In most circumstances, it is highly desirable to prevent healthy resources from being moved around the cluster. Moving resources almost always requires a period of downtime. For complex services such as databases, this period can be quite long.</text:span></text:p>
      <text:p text:style-name="P3"/>
      <text:p text:style-name="P3"/>
      <text:p text:style-name="Standard"><text:span text:style-name="T6">[43] To look at the configured constraints:</text:span></text:p>
      <table:table table:name="Table45" table:style-name="Table45">
        <table:table-column table:style-name="Table45.A"/>
        <table:table-row table:style-name="Table45.1">
          <table:table-cell table:style-name="Table45.A1" office:value-type="string">
            <text:p text:style-name="Standard"><text:span text:style-name="T4">[root@rk8-master ~]# pcs constraint config</text:span></text:p>
            <text:p text:style-name="Standard"><text:span text:style-name="T4">Location Constraints:</text:span></text:p>
            <text:p text:style-name="Standard"><text:span text:style-name="T4"><text:s text:c="2"/>Resource: gpcc</text:span></text:p>
            <text:p text:style-name="Standard"><text:span text:style-name="T4"><text:s text:c="4"/>Enabled on:</text:span></text:p>
            <text:p text:style-name="Standard"><text:span text:style-name="T4"><text:s text:c="6"/>Node: rk8-slave (score:50)</text:span></text:p>
            <text:p text:style-name="Standard"><text:span text:style-name="T4"><text:s text:c="2"/>Resource: gpdb</text:span></text:p>
            <text:p text:style-name="Standard"><text:span text:style-name="T4"><text:s text:c="4"/>Enabled on:</text:span></text:p>
            <text:p text:style-name="Standard"><text:span text:style-name="T4"><text:s text:c="6"/>Node: rk8-master (score:50)</text:span></text:p>
            <text:p text:style-name="Standard"><text:span text:style-name="T4"><text:s text:c="2"/>Resource: gpdb-vip</text:span></text:p>
            <text:p text:style-name="Standard"><text:span text:style-name="T4"><text:s text:c="4"/>Enabled on:</text:span></text:p>
            <text:p text:style-name="Standard"><text:span text:style-name="T4"><text:s text:c="6"/>Node: rk8-master (score:50)</text:span></text:p>
            <text:p text:style-name="Standard"><text:span text:style-name="T4">Ordering Constraints:</text:span></text:p>
            <text:p text:style-name="Standard"><text:span text:style-name="T4"><text:s text:c="2"/>start gpdb then start gpdb-vip (kind:Mandatory)</text:span></text:p>
            <text:p text:style-name="Standard"><text:span text:style-name="T4">Colocation Constraints:</text:span></text:p>
            <text:p text:style-name="Standard"><text:span text:style-name="T4"><text:s text:c="2"/>gpdb with gpdb-vip (score:INFINITY)</text:span></text:p>
            <text:p text:style-name="Standard"><text:span text:style-name="T4">Ticket Constraints:</text:span></text:p>
          </table:table-cell>
        </table:table-row>
      </table:table>
      <text:p text:style-name="P12"/>
      <text:p text:style-name="P12"/>
      <text:p text:style-name="P12"/>
      <text:p text:style-name="P12"/>
      <text:p text:style-name="P12"/>
      <text:p text:style-name="P12"/>
      <text:p text:style-name="Standard"><text:span text:style-name="T6">[44] After configuring the cluster with the correct constraints, restart it and check the status.</text:span></text:p>
      <table:table table:name="Table46" table:style-name="Table46">
        <table:table-column table:style-name="Table46.A"/>
        <table:table-row table:style-name="Table46.1">
          <table:table-cell table:style-name="Table46.A1" office:value-type="string">
            <text:p text:style-name="Standard"><text:span text:style-name="T4">[root@rk8-master ~]# pcs status</text:span></text:p>
            <text:p text:style-name="Standard"><text:span text:style-name="T4">Cluster name: gpcc-cluster</text:span></text:p>
            <text:p text:style-name="Standard"><text:span text:style-name="T4">Status of pacemakerd: 'Pacemaker is running' (last updated 2023-03-15 21:34:29 -04:00)</text:span></text:p>
            <text:p text:style-name="Standard"><text:span text:style-name="T4">Cluster Summary:</text:span></text:p>
            <text:p text:style-name="Standard"><text:span text:style-name="T4"><text:s text:c="2"/>* Stack: corosync</text:span></text:p>
            <text:p text:style-name="Standard"><text:span text:style-name="T4"><text:s text:c="2"/>* Current DC: rk8-master (version 2.1.4-5.el8_7.2-dc6eb4362e) - partition with quorum</text:span></text:p>
            <text:p text:style-name="Standard"><text:span text:style-name="T4"><text:s text:c="2"/>* Last updated: Wed Mar 15 21:34:29 2023</text:span></text:p>
            <text:p text:style-name="Standard"><text:span text:style-name="T4"><text:s text:c="2"/>* Last change: <text:s/>Wed Mar 15 21:28:44 2023 by hacluster via crmd on rk8-master</text:span></text:p>
            <text:p text:style-name="Standard"><text:span text:style-name="T4"><text:s text:c="2"/>* 2 nodes configured</text:span></text:p>
            <text:p text:style-name="Standard"><text:span text:style-name="T4"><text:s text:c="2"/>* 3 resource instances configured</text:span></text:p>
            <text:p text:style-name="P4"/>
            <text:p text:style-name="Standard"><text:span text:style-name="T4">Node List:</text:span></text:p>
            <text:p text:style-name="Standard"><text:span text:style-name="T4"><text:s text:c="2"/>* Online: [ rk8-master rk8-slave ]</text:span></text:p>
            <text:p text:style-name="P4"/>
            <text:p text:style-name="Standard"><text:span text:style-name="T4">Full List of Resources:</text:span></text:p>
            <text:p text:style-name="Standard"><text:span text:style-name="T4"><text:s text:c="2"/>* gpdb-vip<text:tab/>(ocf::heartbeat:IPaddr2):<text:tab/> Started rk8-master</text:span></text:p>
            <text:p text:style-name="Standard"><text:span text:style-name="T4"><text:s text:c="2"/>* gpdb<text:tab/>(ocf::heartbeat:gpdb):<text:tab/> Started rk8-master</text:span></text:p>
            <text:p text:style-name="Standard"><text:span text:style-name="T4"><text:s text:c="2"/>* gpcc<text:tab/>(ocf::heartbeat:gpcc):<text:tab/> Started rk8-slave</text:span></text:p>
            <text:p text:style-name="P4"/>
            <text:p text:style-name="Standard"><text:span text:style-name="T4">Daemon Status:</text:span></text:p>
            <text:p text:style-name="Standard"><text:span text:style-name="T4"><text:s text:c="2"/>corosync: active/disabled</text:span></text:p>
            <text:p text:style-name="Standard"><text:span text:style-name="T4"><text:s text:c="2"/>pacemaker: active/disabled</text:span></text:p>
            <text:p text:style-name="Standard"><text:span text:style-name="T4"><text:s text:c="2"/>pcsd: active/enabled</text:span></text:p>
          </table:table-cell>
        </table:table-row>
      </table:table>
      <text:p text:style-name="Standard"><text:span text:style-name="T4">As you can see, the Virtual IP and the gpcc are both running on rk8-master. If all goes well, you should be able to reach the GPCC Web UI on the Virtual IP address (192.168.0.180).</text:span></text:p>
      <text:p text:style-name="P7"/>
      <text:p text:style-name="P7"/>
      <text:p text:style-name="Standard"><text:span text:style-name="T6">[45] </text:span><text:span text:style-name="T14">If you want to test the failover, you can stop the cluster for rk8-node01 and see if the website is still available on the virtual IP:</text:span></text:p>
      <table:table table:name="Table47" table:style-name="Table47">
        <table:table-column table:style-name="Table47.A"/>
        <table:table-row table:style-name="Table47.1">
          <table:table-cell table:style-name="Table47.A1" office:value-type="string">
            <text:p text:style-name="Standard"><text:span text:style-name="T4">$ <text:s/>pcs cluster stop rk8-master</text:span></text:p>
            <text:p text:style-name="Standard"><text:span text:style-name="T4">rk8-master: Stopping Cluster (pacemaker)...</text:span></text:p>
            <text:p text:style-name="Standard"><text:span text:style-name="T4">rk8-master: Stopping Cluster (corosync)...</text:span></text:p>
          </table:table-cell>
        </table:table-row>
      </table:table>
      <text:p text:style-name="P3"/>
      <text:p text:style-name="P3"/>
      <text:p text:style-name="Standard"><text:span text:style-name="T6">[46] Check if resource are taken over to slave node.</text:span></text:p>
      <table:table table:name="Table48" table:style-name="Table48">
        <table:table-column table:style-name="Table48.A"/>
        <table:table-row table:style-name="Table48.1">
          <table:table-cell table:style-name="Table48.A1" office:value-type="string">
            <text:p text:style-name="Standard"><text:span text:style-name="T4">$ <text:s/>pcs status</text:span></text:p>
            <text:p text:style-name="Standard"><text:span text:style-name="T4">Cluster name: gpcc-cluster</text:span></text:p>
            <text:p text:style-name="Standard"><text:span text:style-name="T4">~~ snip</text:span></text:p>
            <text:p text:style-name="Standard"><text:span text:style-name="T4">Node List:</text:span></text:p>
            <text:p text:style-name="Standard"><text:span text:style-name="T4"><text:s text:c="2"/>* Online: [ rk8-slave ]</text:span></text:p>
            <text:p text:style-name="Standard"><text:span text:style-name="T4"><text:s text:c="2"/>* OFFLINE: [ rk8-master ]</text:span></text:p>
            <text:p text:style-name="P4"/>
            <text:p text:style-name="Standard"><text:span text:style-name="T4">Full List of Resources:</text:span></text:p>
            <text:p text:style-name="Standard"><text:span text:style-name="T4"><text:s text:c="2"/>* gpcc-vip<text:tab/>(ocf::heartbeat:IPaddr2):<text:tab/> Started rk8-slave</text:span></text:p>
            <text:p text:style-name="Standard"><text:span text:style-name="T4"><text:s text:c="2"/>* gpcc<text:tab/>(ocf::heartbeat:gpcc):<text:tab/> Started rk8-slave</text:span></text:p>
            <text:p text:style-name="Standard"><text:span text:style-name="T4">~~ snip</text:span></text:p>
          </table:table-cell>
        </table:table-row>
      </table:table>
      <text:p text:style-name="P16"><text:span text:style-name="T13">A refresh of the same URL gives the GPCC Web UI served by rk8-slave:28080. Since gpccws migrated to rk9-slave we could see Web UI there.</text:span></text:p>
      <text:p text:style-name="P12"><text:soft-page-break/></text:p>
      <text:p text:style-name="P12"/>
      <text:p text:style-name="Standard"><text:span text:style-name="T6">[47] </text:span><text:span text:style-name="T9">Test failover resources to standby node</text:span></text:p>
      <table:table table:name="Table49" table:style-name="Table49">
        <table:table-column table:style-name="Table49.A"/>
        <table:table-row table:style-name="Table49.1">
          <table:table-cell table:style-name="Table49.A1" office:value-type="string">
            <text:p text:style-name="Standard"><text:span text:style-name="T8">[A] Just kill gpccws process</text:span></text:p>
            <text:p text:style-name="Standard"><text:span text:style-name="T7">$ </text:span><text:span text:style-name="T9">killall gpccws</text:span></text:p>
            <text:p text:style-name="Standard"><text:span text:style-name="T9"># Check if gpccws is restarted or failovered</text:span></text:p>
            <text:p text:style-name="Standard"><text:span text:style-name="T9">$ ps axf</text:span></text:p>
            <text:p text:style-name="P1"/>
            <text:p text:style-name="Standard"><text:span text:style-name="T10">[B] Make gpccws to zombie process</text:span></text:p>
            <text:p text:style-name="Standard"><text:span text:style-name="T9">$ ps -ef | grep greenplum-cc<text:line-break/>~~ snip</text:span></text:p>
            <text:p text:style-name="Standard"><text:span text:style-name="T9"><text:s text:c="2"/>41935 ? <text:s text:c="7"/>Sl <text:s text:c="4"/>0:00 /usr/local/greenplum-cc-6.8.4/bin/gpccws….</text:span></text:p>
            <text:p text:style-name="Standard"><text:span text:style-name="T9"><text:s text:c="2"/>42097 ? <text:s text:c="7"/>Sl <text:s text:c="4"/>0:00 /usr/local/greenplum-cc-6.8.4/bin/ccaagent….</text:span></text:p>
            <text:p text:style-name="P1"/>
            <text:p text:style-name="Standard"><text:span text:style-name="T9">$ gdb -p 41935</text:span></text:p>
            <text:p text:style-name="Standard"><text:span text:style-name="T9">~~ snip</text:span></text:p>
            <text:p text:style-name="Standard"><text:span text:style-name="T9">(gdb)</text:span></text:p>
            <text:p text:style-name="P1"/>
            <text:p text:style-name="Standard"><text:span text:style-name="T9"># Open a new terminal and kill process of gpccws</text:span></text:p>
            <text:p text:style-name="Standard"><text:span text:style-name="T9">$ kill -9 41935</text:span></text:p>
            <text:p text:style-name="P1"/>
            <text:p text:style-name="Standard"><text:span text:style-name="T9"># Check if process is now zombile</text:span></text:p>
            <text:p text:style-name="Standard"><text:span text:style-name="T9">$ ps -ef | grep gpccws</text:span></text:p>
            <text:p text:style-name="Standard"><text:span text:style-name="T9">~~ snip<text:line-break/> <text:s/>41935 ? <text:s text:c="7"/>Zl <text:s text:c="4"/>0:00 [gpccws] &lt;defunct&gt;</text:span></text:p>
            <text:p text:style-name="P1"/>
            <text:p text:style-name="Standard"><text:span text:style-name="T9"># Check if process is now restarted or failover.</text:span></text:p>
            <text:p text:style-name="Standard"><text:span text:style-name="T9">$ ps axf</text:span></text:p>
            <text:p text:style-name="P1"/>
            <text:p text:style-name="Standard"><text:span text:style-name="T10">[C] Make unresponsive status of gpccws</text:span></text:p>
            <text:p text:style-name="Standard"><text:span text:style-name="T9">$ kill -STOP &lt;pid&gt; # -CONT will be resume.</text:span></text:p>
            <text:p text:style-name="P1"/>
            <text:p text:style-name="Standard"><text:span text:style-name="T9">$ Checking the status of gpccws a few miniature later, only gpccws is running and agents are all stopped on all nodes.</text:span></text:p>
            <text:p text:style-name="Standard"><text:span text:style-name="T9">$ ps -ef | grep greenplum-cc</text:span></text:p>
            <text:p text:style-name="Standard"><text:span text:style-name="T9">~~ snip</text:span></text:p>
            <text:p text:style-name="Standard"><text:span text:style-name="T9"><text:s text:c="2"/>45173 ? <text:s text:c="7"/>Tl <text:s text:c="4"/>0:04 /usr/local/greenplum-cc-6.8.4/bin/gpccws -W masterport5432e</text:span></text:p>
            <text:p text:style-name="Standard"><text:span text:style-name="T9">~~ snip</text:span></text:p>
            <text:p text:style-name="P1"/>
            <text:p text:style-name="Standard"><text:span text:style-name="T9">$ su - gpadmin</text:span></text:p>
            <text:p text:style-name="Standard"><text:span text:style-name="T9">$ gpcc status</text:span></text:p>
            <text:p text:style-name="Standard"><text:span text:style-name="T9">2023-04-02 15:16:50 GPCC webserver: running</text:span></text:p>
            <text:p text:style-name="Standard"><text:span text:style-name="T9">2023-04-02 15:16:50 GPCC agents: 0/5 agents running</text:span></text:p>
            <text:p text:style-name="Standard"><text:span text:style-name="T9">2023-04-02 15:16:50 Agent is stopped on rk8-master</text:span></text:p>
            <text:p text:style-name="Standard"><text:span text:style-name="T9">2023-04-02 15:16:50 Agent is stopped on rk8-slave</text:span></text:p>
            <text:p text:style-name="Standard"><text:span text:style-name="T9">2023-04-02 15:16:50 Agent is stopped on rk8-node02</text:span></text:p>
            <text:p text:style-name="Standard"><text:span text:style-name="T9">2023-04-02 15:16:50 Agent is stopped on rk8-node03</text:span></text:p>
            <text:p text:style-name="Standard"><text:span text:style-name="T9">2023-04-02 15:16:50 Agent is stopped on rk8-node01</text:span></text:p>
            <text:p text:style-name="P1"/>
            <text:p text:style-name="Standard"><text:span text:style-name="T9"># When gpccws is running normally</text:span></text:p>
            <text:p text:style-name="Standard"><text:span text:style-name="T9">$ curl -I --insecure --connect-timeout 5 https://localhost:28080 &gt; /dev/null 2&gt;&amp;1</text:span></text:p>
            <text:p text:style-name="Standard"><text:span text:style-name="T9">$ echo $?</text:span></text:p>
            <text:p text:style-name="Standard"><text:span text:style-name="T9">0</text:span></text:p>
            <text:p text:style-name="P1"/>
            <text:p text:style-name="Standard"><text:span text:style-name="T9">$ kill -STOP &lt;pid of gpccws&gt;</text:span></text:p>
            <text:p text:style-name="Standard"><text:span text:style-name="T9">$ curl -I --insecure --connect-timeout 5 https://localhost:28080 &gt; /dev/null 2&gt;&amp;1</text:span></text:p>
            <text:p text:style-name="Standard"><text:span text:style-name="T9">$ echo $?</text:span></text:p>
            <text:p text:style-name="Standard"><text:span text:style-name="T9">28</text:span></text:p>
            <text:p text:style-name="P1"/>
            <text:p text:style-name="Standard"><text:span text:style-name="T9">$ killall postgres</text:span></text:p>
            <text:p text:style-name="P1"/>
            <text:p text:style-name="P1"/>
          </table:table-cell>
        </table:table-row>
      </table:table>
      <text:p text:style-name="P1"/>
      <text:p text:style-name="P1"/>
      <text:p text:style-name="Standard"><text:span text:style-name="T6">[48] </text:span><text:span text:style-name="T10">Rollback after clearing on-fail tag on master.</text:span></text:p>
      <table:table table:name="Table50" table:style-name="Table50">
        <table:table-column table:style-name="Table50.A"/>
        <table:table-row table:style-name="Table50.1">
          <table:table-cell table:style-name="Table50.A1" office:value-type="string">
            <text:p text:style-name="Standard"><text:span text:style-name="T7">$ </text:span><text:span text:style-name="T9">pcs node standby rk8-slave</text:span></text:p>
            <text:p text:style-name="Standard"><text:span text:style-name="T9">$ pcs cluster stop rk8-master</text:span></text:p>
            <text:p text:style-name="P1"/>
            <text:p text:style-name="Standard"><text:span text:style-name="T9">$ su - gpadmin -c "mv /data/master/gpseg-1/recovery.done /data/master/gpseg-1/recovery.conf"</text:span></text:p>
            <text:p text:style-name="Standard"><text:span text:style-name="T9">$ su - gpadmin -c "export PGPORT=5432 &amp;&amp; gpactivatestandby -d /data/master/gpseg-1/ -f"</text:span></text:p>
            <text:p text:style-name="Standard"><text:span text:style-name="T9">$ su - gpadmin -c "gpinitstandby -ra"</text:span></text:p>
            <text:p text:style-name="Standard"><text:span text:style-name="T9">$ su - gpadmin -c "gpinitstandby -a -s rk8-slave"</text:span></text:p>
            <text:p text:style-name="P1"/>
            <text:p text:style-name="Standard"><text:span text:style-name="T9">$ pcs cluster start rk8-master</text:span></text:p>
          </table:table-cell>
        </table:table-row>
      </table:table>
      <text:p text:style-name="P1"/>
      <text:p text:style-name="P12"/>
      <text:p text:style-name="Standard"><text:span text:style-name="T6">[49] </text:span><text:span text:style-name="T10">Cleaned up gpcc on rk8-master</text:span></text:p>
      <table:table table:name="Table51" table:style-name="Table51">
        <table:table-column table:style-name="Table51.A"/>
        <table:table-row table:style-name="Table51.1">
          <table:table-cell table:style-name="Table51.A1" office:value-type="string">
            <text:p text:style-name="Standard"><text:span text:style-name="T7">$ </text:span><text:span text:style-name="T9">crm_resource -C -r gpcc -N rk8-master -n monitor</text:span></text:p>
          </table:table-cell>
        </table:table-row>
      </table:table>
      <text:p text:style-name="P1"/>
      <text:p text:style-name="P11"/>
      <text:p text:style-name="Standard"><text:span text:style-name="T6">[50] </text:span><text:span text:style-name="T10">Destory pacemaker cluster.</text:span></text:p>
      <table:table table:name="Table52" table:style-name="Table52">
        <table:table-column table:style-name="Table52.A"/>
        <table:table-row table:style-name="Table52.1">
          <table:table-cell table:style-name="Table52.A1" office:value-type="string">
            <text:p text:style-name="Standard"><text:span text:style-name="T7">$ pcs resource delete gpcc</text:span></text:p>
            <text:p text:style-name="Standard"><text:span text:style-name="T7">$ pcs resource delete gpdb-vip</text:span></text:p>
            <text:p text:style-name="Standard"><text:span text:style-name="T7">$ pcs resource delete gpdb</text:span></text:p>
            <text:p text:style-name="P6"/>
            <text:p text:style-name="Standard"><text:span text:style-name="T7">$ pcs cluster disable --all</text:span></text:p>
            <text:p text:style-name="Standard"><text:span text:style-name="T7">$ pcs cluster stop --all</text:span></text:p>
            <text:p text:style-name="P6"/>
            <text:p text:style-name="Standard"><text:span text:style-name="T7">$ pcs cluster destroy</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ahoma" fo:font-family="Tahoma"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dca10d" style:font-name="Tahoma" fo:font-family="Tahoma"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Tahoma1" style:font-family-complex="Tahom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2" meta:image-count="0" meta:object-count="0" meta:page-count="6" meta:paragraph-count="484" meta:word-count="4097" meta:character-count="27235" meta:non-whitespace-character-count="22322"/>
    <meta:generator>LibreOfficeDev/6.0.5.2$Linux_X86_64 LibreOffice_project/</meta:generator>
  </office:meta>
</office:document-meta>
</file>